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ourier New" svg:font-family="'Courier New', Courier"/>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Mono1" svg:font-family="'Liberation Mono'" style:font-family-generic="modern" style:font-pitch="variable"/>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style:rel-width="100%" table:align="left"/>
    </style:style>
    <style:style style:name="Table1.A" style:family="table-column">
      <style:table-column-properties style:column-width="7.011cm" style:rel-column-width="26120*"/>
    </style:style>
    <style:style style:name="Table1.B" style:family="table-column">
      <style:table-column-properties style:column-width="10.578cm" style:rel-column-width="39414*"/>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0.393cm"/>
    </style:style>
    <style:style style:name="Table2.B" style:family="table-column">
      <style:table-column-properties style:column-width="17.196cm"/>
    </style:style>
    <style:style style:name="Table2.A1" style:family="table-cell">
      <style:table-cell-properties fo:padding="0cm" fo:border="none"/>
    </style:style>
    <style:style style:name="Table2.B1" style:family="table-cell">
      <style:table-cell-properties fo:padding="0.049cm" fo:border="none"/>
    </style:style>
    <style:style style:name="Table3" style:family="table">
      <style:table-properties style:width="17.59cm" style:rel-width="100%" table:align="left"/>
    </style:style>
    <style:style style:name="Table3.A" style:family="table-column">
      <style:table-column-properties style:column-width="9.999cm" style:rel-column-width="37258*"/>
    </style:style>
    <style:style style:name="Table3.B" style:family="table-column">
      <style:table-column-properties style:column-width="7.59cm" style:rel-column-width="28276*"/>
    </style:style>
    <style:style style:name="Table3.A1" style:family="table-cell">
      <style:table-cell-properties style:vertical-align="middle" fo:padding="0.049cm" fo:border="none"/>
    </style:style>
    <style:style style:name="Table4" style:family="table">
      <style:table-properties style:width="17.59cm" style:rel-width="100%" table:align="left"/>
    </style:style>
    <style:style style:name="Table4.A" style:family="table-column">
      <style:table-column-properties style:column-width="10.619cm" style:rel-column-width="39565*"/>
    </style:style>
    <style:style style:name="Table4.B" style:family="table-column">
      <style:table-column-properties style:column-width="6.971cm" style:rel-column-width="25969*"/>
    </style:style>
    <style:style style:name="Table4.A1" style:family="table-cell">
      <style:table-cell-properties style:vertical-align="middle" fo:padding="0.049cm" fo:border="none"/>
    </style:style>
    <style:style style:name="P1" style:family="paragraph" style:parent-style-name="Heading_20_2">
      <style:paragraph-properties fo:margin-left="0cm" fo:margin-right="0cm" fo:orphans="2" fo:widows="2" fo:text-indent="0cm" style:auto-text-indent="false"/>
      <style:text-properties fo:font-variant="normal" fo:text-transform="none" fo:color="#000000" style:font-name="sans-serif" fo:font-size="24pt" fo:letter-spacing="normal" fo:font-style="normal" fo:font-weight="normal" officeooo:rsid="00912361" officeooo:paragraph-rsid="00912361" style:font-name-asian="Songti SC" style:font-size-asian="18pt" style:font-weight-asian="bold" style:font-name-complex="Arial Unicode MS" style:font-size-complex="18pt" style:font-weight-complex="bold"/>
    </style:style>
    <style:style style:name="P2" style:family="paragraph" style:parent-style-name="Heading_20_2">
      <style:paragraph-properties fo:margin-left="0cm" fo:margin-right="0cm" fo:orphans="2" fo:widows="2" fo:text-indent="0cm" style:auto-text-indent="false"/>
      <style:text-properties fo:font-variant="normal" fo:text-transform="none" fo:color="#000000" style:font-name="sans-serif" fo:font-size="24pt" fo:letter-spacing="normal" fo:font-style="normal" fo:font-weight="normal"/>
    </style:style>
    <style:style style:name="P3" style:family="paragraph" style:parent-style-name="Heading_20_2">
      <style:paragraph-properties fo:margin-left="0cm" fo:margin-right="0cm" fo:orphans="2" fo:widows="2" fo:text-indent="0cm" style:auto-text-indent="false"/>
    </style:style>
    <style:style style:name="P4" style:family="paragraph" style:parent-style-name="Heading_20_3">
      <style:paragraph-properties fo:margin-left="0cm" fo:margin-right="0cm" fo:orphans="2" fo:widows="2" fo:text-indent="0cm" style:auto-text-indent="false"/>
      <style:text-properties fo:font-variant="normal" fo:text-transform="none" fo:color="#595959" style:font-name="sans-serif" fo:letter-spacing="normal" fo:font-style="normal" fo:font-weight="normal" officeooo:paragraph-rsid="00912361"/>
    </style:style>
    <style:style style:name="P5" style:family="paragraph" style:parent-style-name="Heading_20_3">
      <style:paragraph-properties fo:margin-left="0cm" fo:margin-right="0cm" fo:orphans="2" fo:widows="2" fo:text-indent="0cm" style:auto-text-indent="false"/>
      <style:text-properties fo:font-variant="normal" fo:text-transform="none" fo:color="#595959" style:font-name="sans-serif" fo:font-size="14pt" fo:letter-spacing="normal" fo:font-style="normal" fo:font-weight="normal" officeooo:rsid="00940835" officeooo:paragraph-rsid="00940835" style:font-name-asian="Songti SC" style:font-size-asian="14pt" style:font-weight-asian="bold" style:font-name-complex="Arial Unicode MS" style:font-size-complex="14pt" style:font-weight-complex="bold"/>
    </style:style>
    <style:style style:name="P6" style:family="paragraph" style:parent-style-name="Heading_20_3">
      <style:paragraph-properties fo:margin-left="0cm" fo:margin-right="0cm" fo:orphans="2" fo:widows="2" fo:text-indent="0cm" style:auto-text-indent="false"/>
      <style:text-properties fo:font-variant="normal" fo:text-transform="none" fo:color="#595959" style:font-name="sans-serif" fo:font-size="11pt" fo:letter-spacing="normal" fo:font-style="normal" fo:font-weight="normal" style:font-size-asian="11pt" style:font-size-complex="11pt"/>
    </style:style>
    <style:style style:name="P7" style:family="paragraph" style:parent-style-name="Heading_20_3">
      <style:paragraph-properties fo:margin-left="0cm" fo:margin-right="0cm" fo:orphans="2" fo:widows="2" fo:text-indent="0cm" style:auto-text-indent="false"/>
      <style:text-properties fo:font-size="11pt" officeooo:paragraph-rsid="00912361" style:font-size-asian="11pt" style:font-size-complex="11pt"/>
    </style:style>
    <style:style style:name="P8" style:family="paragraph" style:parent-style-name="Heading_20_3">
      <style:paragraph-properties fo:margin-left="0cm" fo:margin-right="0cm" fo:orphans="2" fo:widows="2" fo:text-indent="0cm" style:auto-text-indent="false"/>
      <style:text-properties fo:font-size="11pt" officeooo:paragraph-rsid="00a709fe" style:font-size-asian="11pt" style:font-size-complex="11pt"/>
    </style:style>
    <style:style style:name="P9"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Mono1" fo:font-size="10.5pt" fo:letter-spacing="normal" fo:font-style="normal" fo:font-weight="normal" officeooo:paragraph-rsid="00912361" style:font-size-asian="10.5pt" style:font-size-complex="10.5pt"/>
    </style:style>
    <style:style style:name="P10" style:family="paragraph" style:parent-style-name="Preformatted_20_Text">
      <style:paragraph-properties fo:margin-left="0cm" fo:margin-right="0cm" fo:orphans="2" fo:widows="2" fo:text-indent="0cm" style:auto-text-indent="false"/>
      <style:text-properties fo:font-variant="normal" fo:text-transform="none" fo:color="#000000" fo:font-size="11pt" fo:letter-spacing="normal" fo:font-style="normal" fo:font-weight="normal" style:font-size-asian="11pt" style:font-size-complex="11pt"/>
    </style:style>
    <style:style style:name="P11" style:family="paragraph" style:parent-style-name="Preformatted_20_Text">
      <style:paragraph-properties fo:margin-left="0cm" fo:margin-right="0cm" fo:orphans="2" fo:widows="2" fo:text-indent="0cm" style:auto-text-indent="false"/>
      <style:text-properties fo:font-variant="normal" fo:text-transform="none" fo:color="#000000" fo:font-size="11pt" fo:letter-spacing="normal" fo:font-style="normal" fo:font-weight="normal" officeooo:paragraph-rsid="00912361" style:font-size-asian="11pt" style:font-size-complex="11pt"/>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Text_20_body">
      <style:paragraph-properties fo:margin-left="0cm" fo:margin-right="0cm" fo:orphans="2" fo:widows="2" fo:text-indent="0cm" style:auto-text-indent="false"/>
      <style:text-properties officeooo:paragraph-rsid="00912361"/>
    </style:style>
    <style:style style:name="P14" style:family="paragraph" style:parent-style-name="Text_20_body">
      <style:paragraph-properties fo:margin-left="0cm" fo:margin-right="0cm" fo:orphans="2" fo:widows="2" fo:text-indent="0cm" style:auto-text-indent="false"/>
      <style:text-properties officeooo:paragraph-rsid="00a23021"/>
    </style:style>
    <style:style style:name="P15" style:family="paragraph" style:parent-style-name="Text_20_body">
      <style:paragraph-properties fo:margin-left="0cm" fo:margin-right="0cm" fo:orphans="2" fo:widows="2" fo:text-indent="0cm" style:auto-text-indent="false"/>
      <style:text-properties officeooo:paragraph-rsid="00ae9152"/>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7.30000019073486pt" fo:letter-spacing="normal" fo:font-style="normal" fo:font-weight="normal" officeooo:paragraph-rsid="00912361"/>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1pt" fo:letter-spacing="normal" fo:font-style="normal" fo:font-weight="normal" style:font-size-asian="11pt" style:font-size-complex="11pt"/>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1pt" fo:letter-spacing="normal" fo:font-style="normal" fo:font-weight="normal" officeooo:rsid="00a709fe" officeooo:paragraph-rsid="00a709fe" style:font-size-asian="11pt" style:font-size-complex="11pt"/>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1pt" fo:letter-spacing="normal" fo:font-style="normal" fo:font-weight="normal" officeooo:rsid="00a8beb4" officeooo:paragraph-rsid="00a8beb4" style:font-size-asian="11pt" style:font-size-complex="11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1pt" fo:letter-spacing="normal" fo:font-style="normal" fo:font-weight="normal" officeooo:rsid="00afd7bf" officeooo:paragraph-rsid="00afd7bf" style:font-size-asian="11pt" style:font-size-complex="11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1pt" fo:letter-spacing="normal" fo:font-style="normal" fo:font-weight="normal" officeooo:rsid="00b0e9cb" officeooo:paragraph-rsid="00b0e9cb" style:font-size-asian="11pt" style:font-size-complex="11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1pt" fo:letter-spacing="normal" fo:font-style="normal" fo:font-weight="normal" officeooo:rsid="00b04e30" officeooo:paragraph-rsid="00b04e30" style:font-size-asian="11pt" style:font-size-complex="11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1pt" fo:letter-spacing="normal" fo:font-style="normal" fo:font-weight="normal" officeooo:rsid="0098271e" officeooo:paragraph-rsid="0098271e" style:font-size-asian="11pt" style:font-size-complex="11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1pt" fo:letter-spacing="normal" fo:font-style="normal" fo:font-weight="normal" style:font-size-asian="11pt" style:font-size-complex="11pt"/>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1pt" fo:letter-spacing="normal" fo:font-style="normal" fo:font-weight="normal" officeooo:rsid="00a496ee" officeooo:paragraph-rsid="00a496ee" style:font-size-asian="11pt" style:font-size-complex="11pt"/>
    </style:style>
    <style:style style:name="P26" style:family="paragraph" style:parent-style-name="Text_20_body">
      <style:paragraph-properties fo:margin-left="0cm" fo:margin-right="0cm" fo:orphans="2" fo:widows="2" fo:text-indent="0cm" style:auto-text-indent="false"/>
      <style:text-properties fo:font-size="11pt" officeooo:rsid="00a0c3b3" officeooo:paragraph-rsid="00a0c3b3" style:font-size-asian="11pt" style:font-size-complex="11pt"/>
    </style:style>
    <style:style style:name="P27" style:family="paragraph" style:parent-style-name="Text_20_body">
      <style:paragraph-properties fo:margin-left="0cm" fo:margin-right="0cm" fo:orphans="2" fo:widows="2" fo:text-indent="0cm" style:auto-text-indent="false"/>
      <style:text-properties style:font-name="Liberation Sans1" fo:font-size="11pt" officeooo:paragraph-rsid="00912361" style:font-size-asian="11pt" style:font-size-complex="11pt"/>
    </style:style>
    <style:style style:name="P28" style:family="paragraph" style:parent-style-name="Text_20_body">
      <style:paragraph-properties fo:margin-left="0cm" fo:margin-right="0cm" fo:orphans="2" fo:widows="2" fo:text-indent="0cm" style:auto-text-indent="false"/>
      <style:text-properties officeooo:rsid="00b0e9cb" officeooo:paragraph-rsid="00b0e9cb"/>
    </style:style>
    <style:style style:name="P29" style:family="paragraph" style:parent-style-name="Text_20_body">
      <style:paragraph-properties fo:margin-left="0cm" fo:margin-right="0cm" fo:orphans="2" fo:widows="2" fo:text-indent="0cm" style:auto-text-indent="false"/>
      <style:text-properties officeooo:rsid="00b4a32c" officeooo:paragraph-rsid="00b4a32c"/>
    </style:style>
    <style:style style:name="P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912361"/>
    </style:style>
    <style:style style:name="P31" style:family="paragraph" style:parent-style-name="Text_20_body">
      <style:paragraph-properties fo:margin-left="0cm" fo:margin-right="0cm" fo:orphans="2" fo:widows="2" fo:text-indent="0cm" style:auto-text-indent="false" fo:break-before="page"/>
    </style:style>
    <style:style style:name="P32" style:family="paragraph" style:parent-style-name="Preformatted_20_Text">
      <style:text-properties fo:font-variant="normal" fo:text-transform="none" fo:color="#000000" style:font-name="Liberation Sans1" fo:font-size="11pt" fo:letter-spacing="normal" fo:font-style="normal" fo:font-weight="normal" style:font-size-asian="11pt" style:font-style-asian="normal" style:font-size-complex="11pt" style:font-style-complex="normal"/>
    </style:style>
    <style:style style:name="P33" style:family="paragraph" style:parent-style-name="Preformatted_20_Text">
      <style:paragraph-properties fo:orphans="2" fo:widows="2"/>
      <style:text-properties fo:font-variant="normal" fo:text-transform="none" fo:color="#000000" fo:font-size="11pt" fo:letter-spacing="normal" fo:font-style="normal" fo:font-weight="normal" style:font-size-asian="11pt" style:font-size-complex="11pt"/>
    </style:style>
    <style:style style:name="P34" style:family="paragraph" style:parent-style-name="Preformatted_20_Text">
      <style:paragraph-properties fo:orphans="2" fo:widows="2"/>
      <style:text-properties fo:font-variant="normal" fo:text-transform="none" fo:color="#000000" fo:font-size="11pt" fo:letter-spacing="normal" fo:font-style="normal" fo:font-weight="normal" officeooo:paragraph-rsid="00912361" style:font-size-asian="11pt" style:font-size-complex="11pt"/>
    </style:style>
    <style:style style:name="P35" style:family="paragraph" style:parent-style-name="Preformatted_20_Text">
      <style:paragraph-properties fo:orphans="2" fo:widows="2"/>
      <style:text-properties fo:font-variant="normal" fo:text-transform="none" fo:color="#000000" fo:font-size="11pt" fo:letter-spacing="normal" style:font-size-asian="11pt" style:font-size-complex="11pt"/>
    </style:style>
    <style:style style:name="P36" style:family="paragraph" style:parent-style-name="Preformatted_20_Text">
      <style:paragraph-properties fo:orphans="2" fo:widows="2"/>
      <style:text-properties fo:font-size="11pt" style:font-size-asian="11pt" style:font-size-complex="11pt"/>
    </style:style>
    <style:style style:name="P37" style:family="paragraph" style:parent-style-name="Preformatted_20_Text">
      <style:paragraph-properties fo:orphans="2" fo:widows="2"/>
      <style:text-properties fo:font-size="11pt" officeooo:paragraph-rsid="00912361" style:font-size-asian="11pt" style:font-size-complex="11pt"/>
    </style:style>
    <style:style style:name="P38" style:family="paragraph" style:parent-style-name="Preformatted_20_Text">
      <style:paragraph-properties fo:margin-top="0cm" fo:margin-bottom="0.499cm" loext:contextual-spacing="false" fo:orphans="2" fo:widows="2"/>
      <style:text-properties fo:font-variant="normal" fo:text-transform="none" fo:color="#000000" style:font-name="Liberation Mono1" fo:font-size="10.5pt" fo:letter-spacing="normal" fo:font-style="normal" fo:font-weight="normal" officeooo:paragraph-rsid="00912361" style:font-size-asian="10.5pt" style:font-size-complex="10.5pt"/>
    </style:style>
    <style:style style:name="P39" style:family="paragraph" style:parent-style-name="Preformatted_20_Text">
      <style:paragraph-properties fo:margin-top="0cm" fo:margin-bottom="0.499cm" loext:contextual-spacing="false" fo:orphans="2" fo:widows="2"/>
      <style:text-properties fo:font-variant="normal" fo:text-transform="none" fo:color="#000000" fo:font-size="11pt" fo:letter-spacing="normal" fo:font-style="normal" fo:font-weight="normal" style:font-size-asian="11pt" style:font-size-complex="11pt"/>
    </style:style>
    <style:style style:name="P40" style:family="paragraph" style:parent-style-name="Preformatted_20_Text">
      <style:paragraph-properties fo:margin-top="0cm" fo:margin-bottom="0.499cm" loext:contextual-spacing="false" fo:orphans="2" fo:widows="2"/>
      <style:text-properties fo:font-variant="normal" fo:text-transform="none" fo:color="#000000" fo:font-size="11pt" fo:letter-spacing="normal" fo:font-style="normal" fo:font-weight="normal" officeooo:paragraph-rsid="00912361" style:font-size-asian="11pt" style:font-size-complex="11pt"/>
    </style:style>
    <style:style style:name="P41" style:family="paragraph" style:parent-style-name="Standard">
      <style:text-properties officeooo:paragraph-rsid="00912361"/>
    </style:style>
    <style:style style:name="P42" style:family="paragraph" style:parent-style-name="Table_20_Contents">
      <style:text-properties style:font-name="sans-serif" fo:font-size="10pt"/>
    </style:style>
    <style:style style:name="P43" style:family="paragraph" style:parent-style-name="Table_20_Contents">
      <style:paragraph-properties fo:text-align="end" style:justify-single-word="false"/>
      <style:text-properties style:font-name="sans-serif" fo:font-size="10pt"/>
    </style:style>
    <style:style style:name="P44" style:family="paragraph" style:parent-style-name="Table_20_Contents">
      <style:paragraph-properties fo:text-align="end" style:justify-single-word="false"/>
      <style:text-properties style:font-name="sans-serif" fo:font-size="10pt" officeooo:paragraph-rsid="00912361"/>
    </style:style>
    <style:style style:name="P45" style:family="paragraph" style:parent-style-name="Table_20_Contents">
      <style:text-properties style:font-name="sans-serif" fo:font-size="10pt" officeooo:paragraph-rsid="00912361"/>
    </style:style>
    <style:style style:name="P46" style:family="paragraph" style:parent-style-name="Table_20_Contents">
      <style:text-properties style:font-name="sans-serif" fo:font-size="11pt" style:font-size-asian="11pt" style:font-size-complex="11pt"/>
    </style:style>
    <style:style style:name="P47" style:family="paragraph" style:parent-style-name="Table_20_Contents">
      <style:paragraph-properties fo:text-align="end" style:justify-single-word="false"/>
      <style:text-properties style:font-name="sans-serif" fo:font-size="11pt" style:font-size-asian="11pt" style:font-size-complex="11pt"/>
    </style:style>
    <style:style style:name="P48" style:family="paragraph" style:parent-style-name="Table_20_Contents">
      <style:text-properties officeooo:paragraph-rsid="00912361"/>
    </style:style>
    <style:style style:name="P49" style:family="paragraph" style:parent-style-name="Table_20_Contents">
      <style:paragraph-properties fo:margin-top="0cm" fo:margin-bottom="0.12cm" loext:contextual-spacing="false"/>
      <style:text-properties officeooo:paragraph-rsid="00912361"/>
    </style:style>
    <style:style style:name="P50" style:family="paragraph" style:parent-style-name="Table_20_Contents">
      <style:paragraph-properties fo:margin-top="0cm" fo:margin-bottom="0.12cm" loext:contextual-spacing="false"/>
      <style:text-properties officeooo:rsid="0096385f" officeooo:paragraph-rsid="0096385f"/>
    </style:style>
    <style:style style:name="P51" style:family="paragraph" style:parent-style-name="Text_20_body">
      <style:paragraph-properties>
        <style:tab-stops>
          <style:tab-stop style:position="2.977cm"/>
        </style:tab-stops>
      </style:paragraph-properties>
    </style:style>
    <style:style style:name="P52" style:family="paragraph" style:parent-style-name="Text_20_body">
      <style:text-properties officeooo:paragraph-rsid="00a03410"/>
    </style:style>
    <style:style style:name="P53" style:family="paragraph" style:parent-style-name="Standard">
      <style:paragraph-properties fo:margin-top="0cm" fo:margin-bottom="0cm" loext:contextual-spacing="false" fo:line-height="100%" fo:text-align="start" style:justify-single-word="false"/>
      <style:text-properties style:font-name="Courier" fo:font-size="11pt" fo:language="es" fo:country="MX" officeooo:paragraph-rsid="00912361" style:font-size-asian="11pt" style:font-size-complex="11pt"/>
    </style:style>
    <style:style style:name="P54" style:family="paragraph" style:parent-style-name="Standard">
      <style:paragraph-properties fo:margin-top="0cm" fo:margin-bottom="0cm" loext:contextual-spacing="false" fo:line-height="100%" fo:text-align="start" style:justify-single-word="false" fo:break-before="page"/>
      <style:text-properties style:font-name="Courier" fo:font-size="11pt" fo:language="es" fo:country="MX" officeooo:paragraph-rsid="00912361" style:font-size-asian="11pt" style:font-size-complex="11pt"/>
    </style:style>
    <style:style style:name="P55" style:family="paragraph" style:parent-style-name="Horizontal_20_Line">
      <style:text-properties fo:font-size="11pt" officeooo:paragraph-rsid="00912361" style:font-size-asian="11pt" style:font-size-complex="11pt"/>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1pt" fo:letter-spacing="normal" fo:font-style="normal" fo:font-weight="normal" style:font-size-asian="11pt" style:font-size-complex="11pt"/>
    </style:style>
    <style:style style:name="P57" style:family="paragraph" style:parent-style-name="Text_20_body">
      <style:paragraph-properties fo:margin-left="0cm" fo:margin-right="0cm" fo:orphans="2" fo:widows="2" fo:text-indent="0cm" style:auto-text-indent="false"/>
    </style:style>
    <style:style style:name="P58" style:family="paragraph" style:parent-style-name="Text_20_body">
      <style:paragraph-properties fo:margin-left="0cm" fo:margin-right="0cm" fo:orphans="2" fo:widows="2" fo:text-indent="0cm" style:auto-text-indent="false"/>
      <style:text-properties officeooo:rsid="00b727f1" officeooo:paragraph-rsid="00b727f1"/>
    </style:style>
    <style:style style:name="T1" style:family="text">
      <style:text-properties style:font-name="sans-serif" fo:font-size="10pt"/>
    </style:style>
    <style:style style:name="T2" style:family="text">
      <style:text-properties fo:font-variant="normal" fo:text-transform="none" fo:color="#000000" style:font-name="sans-serif" fo:letter-spacing="normal" fo:font-style="normal" fo:font-weight="normal"/>
    </style:style>
    <style:style style:name="T3" style:family="text">
      <style:text-properties fo:font-variant="normal" fo:text-transform="none" fo:color="#000000" style:font-name="sans-serif" fo:letter-spacing="normal" fo:font-style="italic" fo:font-weight="normal" style:font-style-asian="italic" style:font-style-complex="italic"/>
    </style:style>
    <style:style style:name="T4" style:family="text">
      <style:text-properties fo:font-variant="normal" fo:text-transform="none" fo:color="#000000" style:font-name="sans-serif" fo:font-size="11pt" fo:letter-spacing="normal" fo:font-style="normal" fo:font-weight="normal" style:font-size-asian="11pt" style:font-size-complex="11pt"/>
    </style:style>
    <style:style style:name="T5" style:family="text">
      <style:text-properties fo:font-variant="normal" fo:text-transform="none" fo:color="#000000" style:font-name="sans-serif" fo:font-size="11pt" fo:letter-spacing="normal" fo:font-style="normal" fo:font-weight="normal" officeooo:rsid="0099185d" style:font-size-asian="11pt" style:font-size-complex="11pt"/>
    </style:style>
    <style:style style:name="T6" style:family="text">
      <style:text-properties fo:font-variant="normal" fo:text-transform="none" fo:color="#000000" style:font-name="sans-serif" fo:font-size="11pt" fo:letter-spacing="normal" fo:font-style="normal" fo:font-weight="normal" officeooo:rsid="00ae9152" style:font-size-asian="11pt" style:font-size-complex="11pt"/>
    </style:style>
    <style:style style:name="T7" style:family="text">
      <style:text-properties fo:font-variant="normal" fo:text-transform="none" fo:color="#000000" style:font-name="sans-serif" fo:font-size="11pt" fo:letter-spacing="normal" fo:font-style="normal" fo:font-weight="normal" officeooo:rsid="00afcb06" style:font-size-asian="11pt" style:font-size-complex="11pt"/>
    </style:style>
    <style:style style:name="T8" style:family="text">
      <style:text-properties fo:font-variant="normal" fo:text-transform="none" fo:color="#000000" style:font-name="sans-serif" fo:font-size="11pt" fo:letter-spacing="normal" fo:font-style="normal" fo:font-weight="normal" officeooo:rsid="00b16687" style:font-size-asian="11pt" style:font-size-complex="11pt"/>
    </style:style>
    <style:style style:name="T9" style:family="text">
      <style:text-properties fo:font-variant="normal" fo:text-transform="none" fo:color="#000000" style:font-name="sans-serif" fo:font-size="11pt" fo:letter-spacing="normal" fo:font-style="normal" fo:font-weight="normal" officeooo:rsid="00b312bf" style:font-size-asian="11pt" style:font-size-complex="11pt"/>
    </style:style>
    <style:style style:name="T10" style:family="text">
      <style:text-properties fo:font-variant="normal" fo:text-transform="none" fo:color="#000000" style:font-name="sans-serif" fo:font-size="11pt" fo:letter-spacing="normal" fo:font-style="normal" fo:font-weight="normal" officeooo:rsid="00b4a32c" style:font-size-asian="11pt" style:font-size-complex="11pt"/>
    </style:style>
    <style:style style:name="T11" style:family="text">
      <style:text-properties fo:font-variant="normal" fo:text-transform="none" fo:color="#000000" style:font-name="sans-serif" fo:font-size="11pt" fo:letter-spacing="normal" fo:font-style="normal" fo:font-weight="bold" style:font-size-asian="11pt" style:font-size-complex="11pt"/>
    </style:style>
    <style:style style:name="T12" style:family="text">
      <style:text-properties fo:font-variant="normal" fo:text-transform="none" fo:color="#000000" style:font-name="sans-serif" fo:font-size="11pt" fo:letter-spacing="normal" fo:font-style="italic" fo:font-weight="normal" style:font-size-asian="11pt" style:font-style-asian="italic" style:font-size-complex="11pt" style:font-style-complex="italic"/>
    </style:style>
    <style:style style:name="T13" style:family="text">
      <style:text-properties fo:font-variant="normal" fo:text-transform="none" fo:color="#000000" style:font-name="sans-serif" fo:font-size="11pt" fo:letter-spacing="normal" fo:font-style="italic" fo:font-weight="normal" officeooo:rsid="00afcb06" style:font-size-asian="11pt" style:font-style-asian="italic" style:font-size-complex="11pt" style:font-style-complex="italic"/>
    </style:style>
    <style:style style:name="T14" style:family="text">
      <style:text-properties fo:font-variant="normal" fo:text-transform="none" fo:color="#000000" style:font-name="Liberation Sans1" fo:font-size="11pt" fo:letter-spacing="normal" fo:font-style="normal" fo:font-weight="normal" style:font-size-asian="11pt" style:font-size-complex="11pt"/>
    </style:style>
    <style:style style:name="T15" style:family="text">
      <style:text-properties fo:font-variant="normal" fo:text-transform="none" fo:color="#000000" style:font-name="Liberation Sans1" fo:font-size="11pt" fo:letter-spacing="normal" fo:font-style="normal" fo:font-weight="normal" officeooo:rsid="00912361" style:font-size-asian="11pt" style:font-size-complex="11pt"/>
    </style:style>
    <style:style style:name="T16" style:family="text">
      <style:text-properties fo:font-variant="normal" fo:text-transform="none" fo:color="#000000" style:font-name="Liberation Sans1" fo:font-size="11pt" fo:letter-spacing="normal" fo:font-style="normal" fo:font-weight="normal" officeooo:rsid="00923635" style:font-size-asian="11pt" style:font-size-complex="11pt"/>
    </style:style>
    <style:style style:name="T17" style:family="text">
      <style:text-properties fo:font-variant="normal" fo:text-transform="none" fo:color="#000000" style:font-name="Liberation Sans1" fo:font-size="11pt" fo:letter-spacing="normal" fo:font-style="normal" fo:font-weight="normal" officeooo:rsid="00940835" style:font-size-asian="11pt" style:font-size-complex="11pt"/>
    </style:style>
    <style:style style:name="T18" style:family="text">
      <style:text-properties fo:font-variant="normal" fo:text-transform="none" fo:color="#000000" style:font-name="Liberation Sans1" fo:font-size="11pt" fo:letter-spacing="normal" fo:font-style="normal" fo:font-weight="normal" officeooo:rsid="00946ad8" style:font-size-asian="11pt" style:font-size-complex="11pt"/>
    </style:style>
    <style:style style:name="T19" style:family="text">
      <style:text-properties fo:font-variant="normal" fo:text-transform="none" fo:color="#000000" style:font-name="Liberation Sans1" fo:font-size="11pt" fo:letter-spacing="normal" fo:font-style="normal" fo:font-weight="normal" officeooo:rsid="00949158" style:font-size-asian="11pt" style:font-size-complex="11pt"/>
    </style:style>
    <style:style style:name="T20" style:family="text">
      <style:text-properties fo:font-variant="normal" fo:text-transform="none" fo:color="#000000" style:font-name="Liberation Sans1" fo:font-size="11pt" fo:letter-spacing="normal" fo:font-style="normal" fo:font-weight="normal" officeooo:rsid="009bbcb7" style:font-size-asian="11pt" style:font-size-complex="11pt"/>
    </style:style>
    <style:style style:name="T21" style:family="text">
      <style:text-properties fo:font-variant="normal" fo:text-transform="none" fo:color="#000000" style:font-name="Liberation Sans1" fo:font-size="11pt" fo:letter-spacing="normal" fo:font-style="normal" fo:font-weight="normal" officeooo:rsid="00a03410" style:font-size-asian="11pt" style:font-size-complex="11pt"/>
    </style:style>
    <style:style style:name="T22" style:family="text">
      <style:text-properties fo:font-variant="normal" fo:text-transform="none" fo:color="#000000" style:font-name="Liberation Sans1" fo:font-size="11pt" fo:letter-spacing="normal" fo:font-style="normal" fo:font-weight="normal" officeooo:rsid="00a23021" style:font-size-asian="11pt" style:font-size-complex="11pt"/>
    </style:style>
    <style:style style:name="T23" style:family="text">
      <style:text-properties fo:font-variant="normal" fo:text-transform="none" fo:color="#000000" style:font-name="Liberation Sans1" fo:font-size="11pt" fo:letter-spacing="normal" fo:font-style="normal" fo:font-weight="normal" officeooo:rsid="00a26917" style:font-size-asian="11pt" style:font-size-complex="11pt"/>
    </style:style>
    <style:style style:name="T24" style:family="text">
      <style:text-properties fo:font-variant="normal" fo:text-transform="none" fo:color="#000000" style:font-name="Liberation Sans1" fo:font-size="11pt" fo:letter-spacing="normal" fo:font-style="normal" fo:font-weight="normal" style:font-size-asian="11pt" style:font-style-asian="normal" style:font-size-complex="11pt" style:font-style-complex="normal"/>
    </style:style>
    <style:style style:name="T25" style:family="text">
      <style:text-properties fo:font-variant="normal" fo:text-transform="none" fo:color="#000000" style:font-name="Liberation Sans1" fo:font-size="11pt" fo:letter-spacing="normal" fo:font-style="normal" fo:font-weight="normal" officeooo:rsid="00912361" style:font-size-asian="11pt" style:font-style-asian="normal" style:font-size-complex="11pt" style:font-style-complex="normal"/>
    </style:style>
    <style:style style:name="T26" style:family="text">
      <style:text-properties fo:font-variant="normal" fo:text-transform="none" fo:color="#000000" style:font-name="Liberation Sans1" fo:font-size="11pt" fo:letter-spacing="normal" fo:font-style="normal" fo:font-weight="normal" officeooo:rsid="00923635" style:font-name-asian="Liberation Mono" style:font-size-asian="11pt" style:font-name-complex="Liberation Mono" style:font-size-complex="11pt"/>
    </style:style>
    <style:style style:name="T27" style:family="text">
      <style:text-properties fo:font-variant="normal" fo:text-transform="none" fo:color="#000000" style:font-name="Liberation Sans1" fo:font-size="11pt" fo:letter-spacing="normal" fo:font-style="normal" fo:font-weight="normal" officeooo:rsid="00940835" style:font-name-asian="Liberation Mono" style:font-size-asian="11pt" style:font-name-complex="Liberation Mono" style:font-size-complex="11pt"/>
    </style:style>
    <style:style style:name="T28" style:family="text">
      <style:text-properties fo:font-variant="normal" fo:text-transform="none" fo:color="#000000" style:font-name="Liberation Sans1" fo:font-size="11pt" fo:letter-spacing="normal" fo:font-style="normal" fo:font-weight="normal" officeooo:rsid="00aba1dc" fo:background-color="#ffff00" loext:char-shading-value="0" style:font-size-asian="11pt" style:font-size-complex="11pt"/>
    </style:style>
    <style:style style:name="T29" style:family="text">
      <style:text-properties fo:font-variant="normal" fo:text-transform="none" fo:color="#000000" style:font-name="Liberation Sans1" fo:font-size="11pt" fo:letter-spacing="normal" fo:font-style="italic" fo:font-weight="normal" style:font-size-asian="11pt" style:font-style-asian="italic" style:font-size-complex="11pt" style:font-style-complex="italic"/>
    </style:style>
    <style:style style:name="T30" style:family="text">
      <style:text-properties fo:font-variant="normal" fo:text-transform="none" fo:color="#000000" style:font-name="Liberation Sans1" fo:font-size="11pt" fo:letter-spacing="normal" fo:font-style="italic" fo:font-weight="normal" officeooo:rsid="00912361" style:font-size-asian="11pt" style:font-style-asian="italic" style:font-size-complex="11pt" style:font-style-complex="italic"/>
    </style:style>
    <style:style style:name="T31" style:family="text">
      <style:text-properties fo:font-variant="normal" fo:text-transform="none" fo:color="#000000" style:font-name="Liberation Sans1" fo:font-size="11pt" fo:letter-spacing="normal" fo:font-style="italic" fo:font-weight="normal" officeooo:rsid="00940835" style:font-size-asian="11pt" style:font-style-asian="italic" style:font-size-complex="11pt" style:font-style-complex="italic"/>
    </style:style>
    <style:style style:name="T32" style:family="text">
      <style:text-properties fo:font-variant="normal" fo:text-transform="none" fo:color="#000000" style:font-name="Liberation Sans1" fo:font-size="11pt" fo:letter-spacing="normal" fo:font-style="italic" fo:font-weight="normal" officeooo:rsid="009bbcb7" style:font-size-asian="11pt" style:font-style-asian="italic" style:font-size-complex="11pt" style:font-style-complex="italic"/>
    </style:style>
    <style:style style:name="T33" style:family="text">
      <style:text-properties fo:font-variant="normal" fo:text-transform="none" fo:color="#000000" style:font-name="Liberation Mono1" fo:font-size="11pt" fo:letter-spacing="normal" fo:font-style="normal" fo:font-weight="normal" style:font-size-asian="11pt" style:font-style-asian="normal" style:font-size-complex="11pt" style:font-style-complex="normal"/>
    </style:style>
    <style:style style:name="T34" style:family="text">
      <style:text-properties fo:font-variant="normal" fo:text-transform="none" fo:color="#000000" style:font-name="Liberation Mono1" fo:font-size="11pt" fo:letter-spacing="normal" fo:font-style="normal" fo:font-weight="normal" style:font-size-asian="11pt" style:font-size-complex="11pt"/>
    </style:style>
    <style:style style:name="T35" style:family="text">
      <style:text-properties fo:font-variant="normal" fo:text-transform="none" fo:color="#000000" style:font-name="Liberation Mono1" fo:font-size="11pt" fo:letter-spacing="normal" fo:font-style="normal" fo:font-weight="normal" officeooo:rsid="00923635" style:font-size-asian="11pt" style:font-size-complex="11pt"/>
    </style:style>
    <style:style style:name="T36" style:family="text">
      <style:text-properties fo:font-variant="normal" fo:text-transform="none" fo:color="#000000" style:font-name="Liberation Mono1" fo:font-size="11pt" fo:letter-spacing="normal" fo:font-style="normal" fo:font-weight="normal" officeooo:rsid="00949158" style:font-size-asian="11pt" style:font-size-complex="11pt"/>
    </style:style>
    <style:style style:name="T37" style:family="text">
      <style:text-properties fo:font-variant="normal" fo:text-transform="none" fo:color="#000000" style:font-name="Liberation Mono1" fo:font-size="11pt" fo:letter-spacing="normal" fo:font-style="normal" fo:font-weight="normal" officeooo:rsid="00a03410" style:font-size-asian="11pt" style:font-size-complex="11pt"/>
    </style:style>
    <style:style style:name="T38" style:family="text">
      <style:text-properties fo:font-variant="normal" fo:text-transform="none" fo:color="#000000" style:font-name="Liberation Mono1" fo:font-size="10.5pt" fo:letter-spacing="normal" fo:font-style="normal" fo:font-weight="normal" officeooo:rsid="00923635" style:font-size-asian="10.5pt" style:font-size-complex="10.5pt"/>
    </style:style>
    <style:style style:name="T39" style:family="text">
      <style:text-properties fo:font-variant="normal" fo:text-transform="none" fo:color="#000000" fo:letter-spacing="normal" fo:font-style="normal" fo:font-weight="normal"/>
    </style:style>
    <style:style style:name="T40" style:family="text">
      <style:text-properties fo:font-variant="normal" fo:text-transform="none" fo:color="#000000" fo:letter-spacing="normal" fo:font-style="normal" fo:font-weight="normal" officeooo:rsid="0096385f"/>
    </style:style>
    <style:style style:name="T41" style:family="text">
      <style:text-properties fo:font-variant="normal" fo:text-transform="none" fo:color="#000080" fo:letter-spacing="normal" fo:font-style="normal" fo:font-weight="normal" officeooo:rsid="0096385f"/>
    </style:style>
    <style:style style:name="T42" style:family="text">
      <style:text-properties fo:font-variant="normal" fo:text-transform="none" fo:color="#595959" style:font-name="sans-serif" fo:letter-spacing="normal" fo:font-style="normal" fo:font-weight="normal"/>
    </style:style>
    <style:style style:name="T43" style:family="text">
      <style:text-properties fo:font-variant="normal" fo:text-transform="none" fo:color="#595959" style:font-name="sans-serif" fo:letter-spacing="normal" fo:font-style="normal" fo:font-weight="normal" officeooo:rsid="00a709fe"/>
    </style:style>
    <style:style style:name="T44" style:family="text">
      <style:text-properties fo:font-variant="normal" fo:text-transform="none" fo:color="#595959" style:font-name="sans-serif" fo:letter-spacing="normal" fo:font-style="normal" fo:font-weight="normal" officeooo:rsid="00940835" style:font-name-asian="Songti SC" style:font-weight-asian="bold" style:font-name-complex="Arial Unicode MS" style:font-weight-complex="bold"/>
    </style:style>
    <style:style style:name="T45" style:family="text">
      <style:text-properties fo:font-variant="normal" fo:text-transform="none" fo:color="#595959" style:font-name="sans-serif" fo:letter-spacing="normal" fo:font-style="normal" fo:font-weight="normal" officeooo:rsid="00a709fe" style:font-name-asian="Songti SC" style:font-weight-asian="bold" style:font-name-complex="Arial Unicode MS" style:font-weight-complex="bold"/>
    </style:style>
    <style:style style:name="T46" style:family="text">
      <style:text-properties fo:font-variant="normal" fo:text-transform="none" fo:color="#666666" style:font-name="Courier New" fo:font-size="11pt" fo:letter-spacing="normal" fo:font-style="normal" fo:font-weight="bold" style:font-size-asian="11pt" style:font-size-complex="11pt"/>
    </style:style>
    <style:style style:name="T47" style:family="text">
      <style:text-properties fo:font-variant="normal" fo:text-transform="none" fo:color="#666666" style:font-name="Liberation Sans1" fo:font-size="11pt" fo:letter-spacing="normal" fo:font-style="normal" fo:font-weight="bold" style:font-size-asian="11pt" style:font-size-complex="11pt"/>
    </style:style>
    <style:style style:name="T48" style:family="text">
      <style:text-properties fo:font-variant="normal" fo:text-transform="none" fo:color="#800080" style:font-name="sans-serif" fo:font-size="11pt" fo:letter-spacing="normal" fo:font-style="normal" fo:font-weight="normal" style:font-size-asian="11pt" style:font-size-complex="11pt"/>
    </style:style>
    <style:style style:name="T49" style:family="text">
      <style:text-properties fo:font-variant="normal" fo:text-transform="none" fo:color="#800080" style:font-name="sans-serif" fo:font-size="11pt" fo:letter-spacing="normal" fo:font-style="normal" fo:font-weight="normal" officeooo:rsid="0099185d" style:font-size-asian="11pt" style:font-size-complex="11pt"/>
    </style:style>
    <style:style style:name="T50" style:family="text">
      <style:text-properties fo:font-variant="normal" fo:text-transform="none" fo:color="#800080" style:font-name="Liberation Sans1" fo:font-size="11pt" fo:letter-spacing="normal" fo:font-style="normal" fo:font-weight="normal" style:font-size-asian="11pt" style:font-size-complex="11pt"/>
    </style:style>
    <style:style style:name="T51" style:family="text">
      <style:text-properties fo:color="#808080" fo:font-size="9pt" officeooo:rsid="00912361" style:font-size-asian="9pt" style:font-size-complex="9pt"/>
    </style:style>
    <style:style style:name="T52" style:family="text">
      <style:text-properties officeooo:rsid="00912361"/>
    </style:style>
    <style:style style:name="T53" style:family="text">
      <style:text-properties fo:font-style="italic" style:font-style-asian="italic" style:font-style-complex="italic"/>
    </style:style>
    <style:style style:name="T54" style:family="text">
      <style:text-properties fo:font-style="italic" officeooo:rsid="00925e68" style:font-style-asian="italic" style:font-style-complex="italic"/>
    </style:style>
    <style:style style:name="T55" style:family="text">
      <style:text-properties style:font-name="Liberation Mono1" fo:font-size="10pt"/>
    </style:style>
    <style:style style:name="T56" style:family="text">
      <style:text-properties officeooo:rsid="00925e68"/>
    </style:style>
    <style:style style:name="T57" style:family="text">
      <style:text-properties officeooo:rsid="00935353"/>
    </style:style>
    <style:style style:name="T58" style:family="text">
      <style:text-properties officeooo:rsid="00940835"/>
    </style:style>
    <style:style style:name="T59" style:family="text">
      <style:text-properties officeooo:rsid="0099185d"/>
    </style:style>
    <style:style style:name="T60" style:family="text">
      <style:text-properties fo:color="#000080" style:text-underline-style="solid" style:text-underline-width="auto" style:text-underline-color="font-color" style:font-style-asian="normal" style:font-weight-asian="normal" style:font-style-complex="normal" style:font-weight-complex="normal"/>
    </style:style>
    <style:style style:name="T61" style:family="text">
      <style:text-properties fo:color="#666666" fo:font-weight="bold"/>
    </style:style>
    <style:style style:name="T62" style:family="text">
      <style:text-properties fo:color="#666666" style:font-name="Courier New" fo:font-weight="bold"/>
    </style:style>
    <style:style style:name="T63" style:family="text">
      <style:text-properties officeooo:rsid="00a23021"/>
    </style:style>
    <style:style style:name="T64" style:family="text">
      <style:text-properties fo:font-weight="bold"/>
    </style:style>
    <style:style style:name="T65" style:family="text">
      <style:text-properties style:font-name="Liberation Sans1" fo:font-size="11pt" style:font-size-asian="11pt" style:font-size-complex="11pt"/>
    </style:style>
    <style:style style:name="T66" style:family="text">
      <style:text-properties officeooo:rsid="00a8beb4"/>
    </style:style>
    <style:style style:name="T67" style:family="text">
      <style:text-properties fo:font-style="normal" fo:font-weight="normal"/>
    </style:style>
    <style:style style:name="T68" style:family="text">
      <style:text-properties officeooo:rsid="00ae9152"/>
    </style:style>
    <style:style style:name="T69" style:family="text">
      <style:text-properties officeooo:rsid="00b028a4"/>
    </style:style>
    <style:style style:name="T70" style:family="text">
      <style:text-properties officeooo:rsid="00b04e30"/>
    </style:style>
    <style:style style:name="T71" style:family="text">
      <style:text-properties officeooo:rsid="00b0e9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le1" table:style-name="Table1">
        <table:table-column table:style-name="Table1.A"/>
        <table:table-column table:style-name="Table1.B"/>
        <table:table-row>
          <table:table-cell table:style-name="Table1.A1" office:value-type="string">
            <text:p text:style-name="P45">dots {base} <text:span text:style-name="T51">más.argumentos</text:span></text:p>
          </table:table-cell>
          <table:table-cell table:style-name="Table1.A1" office:value-type="string">
            <text:p text:style-name="P44">R Documentation</text:p>
          </table:table-cell>
        </table:table-row>
      </table:table>
      <text:h text:style-name="P1" text:outline-level="2"><text:span text:style-name="T56">El</text:span> argumento <text:span text:style-name="T54">m</text:span><text:span text:style-name="T53">ás </text:span><text:span text:style-name="T54">a</text:span><text:span text:style-name="T53">rgumentos</text:span> (…) utilizado en <text:span text:style-name="T57">las</text:span> <text:span text:style-name="T56">funciones</text:span></text:h>
      <text:h text:style-name="Heading_20_2" text:outline-level="2">Descrip<text:span text:style-name="T52">c</text:span>ión</text:h>
      <text:p text:style-name="Text_20_body"><text:span text:style-name="Source_20_Text"><text:span text:style-name="T14">...</text:span></text:span><text:span text:style-name="T14"> and </text:span><text:span text:style-name="Source_20_Text"><text:span text:style-name="T14">..1</text:span></text:span><text:span text:style-name="T14">, </text:span><text:span text:style-name="Source_20_Text"><text:span text:style-name="T14">..2</text:span></text:span><text:span text:style-name="T14"> etc are used to refer to arguments passed down from a calling function. These (and the following) can only be used </text:span><text:span text:style-name="Emphasis"><text:span text:style-name="T14">inside</text:span></text:span><text:span text:style-name="T14"> a function which has </text:span><text:span text:style-name="Source_20_Text"><text:span text:style-name="T14">...</text:span></text:span><text:span text:style-name="T14"> among it formal arguments.</text:span></text:p>
      <text:p text:style-name="Preformatted_20_Text"><text:span text:style-name="T27">El argumento m</text:span><text:span text:style-name="T30">ás </text:span><text:span text:style-name="T31">a</text:span><text:span text:style-name="T30">rgumentos</text:span><text:span text:style-name="T15"> </text:span><text:span text:style-name="T20">tiene </text:span><text:span text:style-name="T14">la forma </text:span><text:span text:style-name="T34">...</text:span><text:span text:style-name="T14">, </text:span><text:span text:style-name="T34">..1</text:span><text:span text:style-name="T14">, </text:span><text:span text:style-name="T34">..2</text:span><text:span text:style-name="T14">, etcétera, </text:span><text:span text:style-name="T17">es</text:span><text:span text:style-name="T14"> utilizado para referir</text:span><text:span text:style-name="T16">se</text:span><text:span text:style-name="T14"> a argumentos transmitidos desde una función </text:span><text:span text:style-name="T26">de invocación</text:span><text:span text:style-name="T14">. Est</text:span><text:span text:style-name="T20">e</text:span><text:span text:style-name="T14"> </text:span><text:span text:style-name="T20">argumento, </text:span><text:span text:style-name="T14">y los </text:span><text:span text:style-name="T20">subsecuentes</text:span><text:span text:style-name="T14">, pueden solamente ser utilizados </text:span><text:span text:style-name="T29">dentro</text:span><text:span text:style-name="T14"> de una función que tenga al argumento </text:span><text:span text:style-name="T32">m</text:span><text:span text:style-name="T29">ás </text:span><text:span text:style-name="T32">a</text:span><text:span text:style-name="T29">rgumentos </text:span><text:span text:style-name="T24">(</text:span><text:span text:style-name="T33">...</text:span><text:span text:style-name="T24">) </text:span><text:span text:style-name="T25">dentro de sus argumentos formales.</text:span></text:p>
      <text:p text:style-name="P32"/>
      <text:p text:style-name="Text_20_body"><text:span text:style-name="Source_20_Text"><text:span text:style-name="T34">...elt(n)</text:span></text:span><text:span text:style-name="T14"> is a functional way to get </text:span><text:span text:style-name="Source_20_Text"><text:span text:style-name="T14">..&lt;n&gt;</text:span></text:span><text:span text:style-name="T14"> and basically the same as </text:span><text:span text:style-name="Source_20_Text"><text:span text:style-name="T14">eval(paste0("..", n))</text:span></text:span><text:span text:style-name="T14">, just more elegant and efficient. Note that </text:span><text:span text:style-name="Source_20_Text"><text:span text:style-name="T14">switch(n, ...)</text:span></text:span><text:span text:style-name="T14"> is very close, differing by returning </text:span><text:span text:style-name="Source_20_Text"><text:span text:style-name="T14">NULL</text:span></text:span><text:span text:style-name="T14"> invisibly instead of an error when </text:span><text:span text:style-name="Source_20_Text"><text:span text:style-name="T14">n</text:span></text:span><text:span text:style-name="T14"> is zero or too large.</text:span></text:p>
      <text:p text:style-name="P52"><text:span text:style-name="T14">.</text:span><text:span text:style-name="T34">..</text:span><text:span text:style-name="T35">elt(n)</text:span><text:span text:style-name="T16"> es la forma funcional de obtener </text:span><text:span text:style-name="T35">..&lt;n&gt;</text:span><text:span text:style-name="T16"> y basicamente es lo mismo que </text:span><text:span text:style-name="T35">eval(paste</text:span><text:span text:style-name="T37">0(</text:span><text:span text:style-name="Source_20_Text"><text:span text:style-name="T21">"</text:span></text:span><text:span text:style-name="Source_20_Text"><text:span text:style-name="T37">..</text:span></text:span><text:span text:style-name="Source_20_Text"><text:span text:style-name="T21">"</text:span></text:span><text:span text:style-name="T35">,n))</text:span><text:span text:style-name="T16"> solo que presentado de forma más elegante y eficiente. Adviérta</text:span><text:span text:style-name="T18">se</text:span><text:span text:style-name="T16"> que </text:span><text:span text:style-name="T35">switch(n, ...)</text:span><text:span text:style-name="T16"> es muy parecida, distinguiéndose en que devuelve </text:span><text:span text:style-name="T35">NULL</text:span><text:span text:style-name="T16"> de manera invisible e</text:span><text:span text:style-name="T18">n</text:span><text:span text:style-name="T16"> vez de un error cuando </text:span><text:span text:style-name="T35">n</text:span><text:span text:style-name="T16"> es cero o demasiado grande.</text:span></text:p>
      <text:p text:style-name="Text_20_body"><text:span text:style-name="Source_20_Text"><text:span text:style-name="T14">...length()</text:span></text:span><text:span text:style-name="T14"> returns the number of expressions in </text:span><text:span text:style-name="Source_20_Text"><text:span text:style-name="T14">...</text:span></text:span><text:span text:style-name="T14">. This is the same as </text:span><text:span text:style-name="Source_20_Text"><text:span text:style-name="T14">length(list(...))</text:span></text:span><text:span text:style-name="T14"> but without evaluating the expressions in </text:span><text:span text:style-name="Source_20_Text"><text:span text:style-name="T14">...</text:span></text:span><text:span text:style-name="T14"> (which happens with </text:span><text:span text:style-name="Source_20_Text"><text:span text:style-name="T14">list(...)</text:span></text:span><text:span text:style-name="T14">).</text:span></text:p>
      <text:p text:style-name="P51"><text:span text:style-name="T34">...</text:span><text:span text:style-name="T35">length()</text:span><text:span text:style-name="T16"> devuelve el número de expresiones en </text:span><text:span text:style-name="T35">...</text:span><text:span text:style-name="T16"> . Esto es igual a expresar </text:span><text:span text:style-name="T38">length(list(...))</text:span><text:span text:style-name="T16"> pero sin evaluar </text:span><text:span text:style-name="T19">las expresiones en </text:span><text:span text:style-name="T36">... </text:span><text:span text:style-name="T19">lo que ocurre con </text:span><text:span text:style-name="T36">list(...))</text:span><text:span text:style-name="T19">.</text:span></text:p>
      <text:h text:style-name="P5" text:outline-level="3">Sintaxis</text:h>
      <text:p text:style-name="P9">...length()</text:p>
      <text:p text:style-name="P38">...elt(n)</text:p>
      <text:h text:style-name="P4" text:outline-level="3">Argument<text:span text:style-name="T58">o</text:span>s</text:h>
      <table:table table:name="Table2" table:style-name="Table2">
        <table:table-column table:style-name="Table2.A"/>
        <table:table-column table:style-name="Table2.B"/>
        <table:table-row>
          <table:table-cell table:style-name="Table2.A1" office:value-type="string">
            <text:p text:style-name="P48"><text:span text:style-name="Source_20_Text"><text:span text:style-name="T1">n</text:span></text:span></text:p>
          </table:table-cell>
          <table:table-cell table:style-name="Table2.B1" office:value-type="string">
            <text:p text:style-name="P49"><text:span text:style-name="T1">a positive integer, not larger than the number of expressions in ..., which is the same as </text:span><text:span text:style-name="Source_20_Text"><text:span text:style-name="T1">...length()</text:span></text:span><text:span text:style-name="T1"> which is the same as </text:span><text:span text:style-name="Source_20_Text"><text:span text:style-name="T1">length(list(...))</text:span></text:span><text:span text:style-name="T1">, but the latter evaluates all expressions in </text:span><text:span text:style-name="Source_20_Text"><text:span text:style-name="T1">.…</text:span></text:span></text:p>
            <text:p text:style-name="P50"><text:span text:style-name="T1">un entero positivo, no más grande que el número de expresiones en </text:span><text:span text:style-name="T55">...</text:span><text:span text:style-name="T1">, que es lo mismo que </text:span><text:span text:style-name="T55">...length()</text:span><text:span text:style-name="T1"> que es lo mismo que </text:span><text:span text:style-name="T55">length(list(...))</text:span><text:span text:style-name="T1">,</text:span></text:p>
          </table:table-cell>
        </table:table-row>
      </table:table>
      <text:h text:style-name="P5" text:outline-level="3">Véase también</text:h>
      <text:p text:style-name="P13"><text:span text:style-name="Source_20_Text"><text:span text:style-name="T14">...</text:span></text:span><text:span text:style-name="T14"> and </text:span><text:span text:style-name="Source_20_Text"><text:span text:style-name="T14">..1</text:span></text:span><text:span text:style-name="T14">, </text:span><text:span text:style-name="Source_20_Text"><text:span text:style-name="T14">..2</text:span></text:span><text:span text:style-name="T14"> are </text:span><text:span text:style-name="Emphasis"><text:span text:style-name="T14">reserved</text:span></text:span><text:span text:style-name="T14"> words in </text:span><text:span text:style-name="T47">R</text:span><text:span text:style-name="T14">, see </text:span><text:a xlink:type="simple" xlink:href="http://127.0.0.1:36563/help/library/base/help/Reserved" text:style-name="Internet_20_link" text:visited-style-name="Visited_20_Internet_20_Link"><text:span text:style-name="Source_20_Text"><text:span text:style-name="T50">Reserved</text:span></text:span></text:a><text:span text:style-name="T14">.</text:span></text:p>
      <text:p text:style-name="P27"><text:span text:style-name="T39">… </text:span><text:span text:style-name="T40">y ...1, ..2 son palabras reservadas en R, véase </text:span><text:span text:style-name="T41">Reservadas</text:span><text:span text:style-name="T40">.</text:span></text:p>
      <text:p text:style-name="P13"><text:span text:style-name="T14">For more, see the </text:span><text:a xlink:type="simple" xlink:href="http://127.0.0.1:36563/help/doc/manual/R-intro.html#The-three-dots-argument" text:style-name="Internet_20_link" text:visited-style-name="Visited_20_Internet_20_Link"><text:span text:style-name="T50">Introduction to R</text:span></text:a><text:span text:style-name="T14"> manual for usage of these syntactic elements, and </text:span><text:a xlink:type="simple" xlink:href="http://127.0.0.1:36563/help/library/methods/html/dotsMethods.html" text:style-name="Internet_20_link" text:visited-style-name="Visited_20_Internet_20_Link"><text:span text:style-name="T50">dotsMethods</text:span></text:a><text:span text:style-name="T14"> for their use in formal (S4) methods.</text:span></text:p>
      <text:p text:style-name="P23"><text:soft-page-break/>Para más información, véase la el manual de <text:span text:style-name="T60">Introducción a R</text:span> para el uso de estos elementos sintácticos, y dotsMethods para su uso métodos formales de S4.</text:p>
      <text:p text:style-name="P16"/>
      <text:h text:style-name="P7" text:outline-level="3"><text:span text:style-name="T42">E</text:span><text:span text:style-name="T44">jemplos</text:span></text:h>
      <text:p text:style-name="P11">tst &lt;- function(n, ...) ...elt(n)</text:p>
      <text:p text:style-name="P34">tst(1, pi=pi*0:1, 2:4) ## [1] 0.000000 3.141593</text:p>
      <text:p text:style-name="P34">tst(2, pi=pi*0:1, 2:4) ## [1] 2 3 4</text:p>
      <text:p text:style-name="P34">try(tst(1)) # -&gt; Error about '...' not containing an element.</text:p>
      <text:p text:style-name="P37"/>
      <text:p text:style-name="P34">tst.dl &lt;- function(x, ...) ...length()</text:p>
      <text:p text:style-name="P34">tst.dl(1:10) <text:s text:c="3"/># 0 <text:s/>(because the first argument is 'x')</text:p>
      <text:p text:style-name="P34">tst.dl(4, 5) <text:s text:c="3"/># 1</text:p>
      <text:p text:style-name="P34">tst.dl(4, 5, 6) # 2 <text:s/>namely '5, 6'</text:p>
      <text:p text:style-name="P40">tst.dl(4, 5, 6, 7, sin(1:10), "foo"/"bar") # 5. <text:s/>Not<text:span text:style-name="T59">a</text:span>: <text:span text:style-name="T59">sin</text:span> evalua<text:span text:style-name="T59">c</text:span>ión!</text:p>
      <text:p text:style-name="P55"/>
      <text:p text:style-name="P30"><text:span text:style-name="T4">[Pa</text:span><text:span text:style-name="T5">quete</text:span><text:span text:style-name="T4"> </text:span><text:span text:style-name="Emphasis"><text:span text:style-name="T4">base</text:span></text:span><text:span text:style-name="T4"> version 4.0.0 </text:span><text:a xlink:type="simple" xlink:href="http://127.0.0.1:36563/help/library/base/html/00Index.html" text:style-name="Internet_20_link" text:visited-style-name="Visited_20_Internet_20_Link"><text:span text:style-name="T48">In</text:span></text:a><text:span text:style-name="T49">dice</text:span><text:span text:style-name="T4">]</text:span></text:p>
      <text:p text:style-name="P53"/>
      <text:p text:style-name="P53"/>
      <text:p text:style-name="P54"/>
      <table:table table:name="Table3" table:style-name="Table3">
        <table:table-column table:style-name="Table3.A"/>
        <table:table-column table:style-name="Table3.B"/>
        <table:table-row>
          <table:table-cell table:style-name="Table3.A1" office:value-type="string">
            <text:p text:style-name="P46">dotsMethods {methods}</text:p>
          </table:table-cell>
          <table:table-cell table:style-name="Table3.A1" office:value-type="string">
            <text:p text:style-name="P47">R Documentation</text:p>
          </table:table-cell>
        </table:table-row>
      </table:table>
      <text:h text:style-name="P3" text:outline-level="2"><text:span text:style-name="T4">The Use of </text:span><text:span text:style-name="Source_20_Text"><text:span text:style-name="T4">...</text:span></text:span><text:span text:style-name="T4"> in Method Signatures</text:span></text:h>
      <text:h text:style-name="P6" text:outline-level="3">Description</text:h>
      <text:p text:style-name="P12"><text:span text:style-name="T4">The “...” argument in </text:span><text:span text:style-name="T46">R</text:span><text:span text:style-name="T4"> functions is treated specially, in that it matches zero, one or more actual arguments (and so, objects). A mechanism has been added to </text:span><text:span text:style-name="T46">R</text:span><text:span text:style-name="T4"> to allow “...” as the signature of a generic function. Methods defined for such functions will be selected and called when </text:span><text:span text:style-name="Emphasis"><text:span text:style-name="T4">all</text:span></text:span><text:span text:style-name="T4"> the arguments matching “...” are from the specified class or from some subclass of that class.</text:span></text:p>
      <text:p text:style-name="P26"><text:span text:style-name="T2">El argumento </text:span><text:span text:style-name="T3">más argumentos</text:span><text:span text:style-name="T2"> (“…”) en las funciones de R recibe un trato especial, en el sentido de que podrá coincidir en ninguna (cero veces), una o más ocasiones con argumentos reales y, de esta manera, con objetos. Un mecanismo ha sido agregado en R para permitir que “…” sea la firma de una función genérica. Los métodos definidos para dichas funciones serán seleccionados e invocados cuando todos los argumentos que coincidan con “…” sean de la clase especificada o de una de sus subclases.</text:span></text:p>
      <text:h text:style-name="P6" text:outline-level="3">U<text:span text:style-name="T63">tilización de </text:span>"..." <text:span text:style-name="T63">en una firma</text:span></text:h>
      <text:p text:style-name="P24">Beginning with version 2.8.0 of <text:span text:style-name="T61">R</text:span>, S4 methods can be dispatched (selected and called) corresponding to the special argument “...”. Currently, “...” cannot be mixed with other formal arguments: either the signature of the generic function is “...” only, or it does not contain “...”. (This restriction may be lifted in a future version.)</text:p>
      <text:p text:style-name="P14"><text:span text:style-name="T22">A partir de la versión 2.8.0 de R, los métodos de S4 pueden ser </text:span><text:span text:style-name="T28">distribuidos</text:span><text:span text:style-name="T22"> (seleccionados e invocados) </text:span><text:span text:style-name="T23">en correspondencia con el argumento especial “…”. Actualmente, “…” no puede ser mezclado con otros argumentos formales. Esto significa que la firma de la función genérica es solamente igual a “…” o bien no contiene a “…”. Esta restricción podría ser eliminada en una versión futura.</text:span></text:p>
      <text:p text:style-name="P12"><text:span text:style-name="T14">Given a suitable generic function, methods are specified in the usual way by a call to </text:span><text:a xlink:type="simple" xlink:href="http://127.0.0.1:18309/help/library/methods/help/setMethod" text:style-name="Internet_20_link" text:visited-style-name="Visited_20_Internet_20_Link"><text:span text:style-name="Source_20_Text"><text:span text:style-name="T50">setMethod</text:span></text:span></text:a><text:span text:style-name="T14">. The method definition must be written expecting all the arguments corresponding to “...” to be from the class specified in the method's signature, or from a class that extends that class (i.e., a subclass of that class).</text:span></text:p>
      <text:p text:style-name="P25">Dada una función genérica apropiada, los métodos son especificados de la manera usual por medio de una llamada a setMethod. La definición del método deberá ser escrita experando que todos los argumentos correspondientes con “…” sean de la clase especificada en la firma del método, o desde una clase que extiende esa clase (es decir, una subclase de ella).</text:p>
      <text:p text:style-name="P24">Typically the methods will pass “...” down to another function or will create a list of the arguments and iterate over that. See the examples below.</text:p>
      <text:p text:style-name="P25">Típicamente, los métodos pasarán a “…” a otra función o crearán una lista de argumentos e iterarán sobre esta. Véase los ejemplos más abajo.</text:p>
      <text:p text:style-name="P12"><text:span text:style-name="T14">When you have a computation that is suitable for more than one existing class, a convenient approach may be to define a union of these classes by a call to </text:span><text:a xlink:type="simple" xlink:href="http://127.0.0.1:18309/help/library/methods/help/setClassUnion" text:style-name="Internet_20_link" text:visited-style-name="Visited_20_Internet_20_Link"><text:span text:style-name="Source_20_Text"><text:span text:style-name="T50">setClassUnion</text:span></text:span></text:a><text:span text:style-name="T14">. See the example below.</text:span></text:p>
      <text:p text:style-name="P25"><text:soft-page-break/>Cuando tienes un cálculo que es apropiado para más de una clase existente, un acercamiento conveniente podría ser definir una unión de estas clases por una llamada a setClassUnion. Véase el ejemplo más abajo.</text:p>
      <text:h text:style-name="P8" text:outline-level="3"><text:span text:style-name="T42">Method Selection and Dispatch for "…" </text:span><text:span text:style-name="T43">Selección y d</text:span><text:span text:style-name="T45">istribució</text:span><text:span text:style-name="T43"> de método para "…"</text:span></text:h>
      <text:p text:style-name="P12"><text:span text:style-name="T4">See </text:span><text:a xlink:type="simple" xlink:href="http://127.0.0.1:18309/help/library/methods/help/Methods_Details" text:style-name="Internet_20_link" text:visited-style-name="Visited_20_Internet_20_Link"><text:span text:style-name="T48">Methods_Details</text:span></text:a><text:span text:style-name="T4"> for a general discussion. The following assumes you have read the “Method Selection and Dispatch” section of that documentation.</text:span></text:p>
      <text:p text:style-name="P18">Véase Methods_Details para una discusión general. La siguiente asume que has leído la sección Selección y distribució<text:span text:style-name="T68">n de esa documentación.</text:span></text:p>
      <text:p text:style-name="P12"><text:span text:style-name="T4">A method selecting on “...” is specified by a single class in the call to </text:span><text:a xlink:type="simple" xlink:href="http://127.0.0.1:18309/help/library/methods/help/setMethod" text:style-name="Internet_20_link" text:visited-style-name="Visited_20_Internet_20_Link"><text:span text:style-name="Source_20_Text"><text:span text:style-name="T48">setMethod</text:span></text:span></text:a><text:span text:style-name="T4">. If all the actual arguments corresponding to “...” have this class, the corresponding method is selected directly.</text:span></text:p>
      <text:p text:style-name="P17">Otherwise, the class of each argument and that class' superclasses are computed, beginning with the first “...” argument. For the first argument, eligible methods are those for any of the classes. For each succeeding argument that introduces a class not considered previously, the eligible methods are further restricted to those matching the argument's class or superclasses. If no further eligible classes exist, the iteration breaks out and the default method, if any, is selected.</text:p>
      <text:p text:style-name="P12"><text:span text:style-name="T4">At the end of the iteration, one or more methods may be eligible. If more than one, the selection looks for the method with the least distance to the actual arguments. For each argument, any inherited method corresponds to a distance, available from the </text:span><text:span text:style-name="Source_20_Text"><text:span text:style-name="T4">contains</text:span></text:span><text:span text:style-name="T4"> slot of the class definition. Since the same class can arise for more than one argument, there may be several distances associated with it. Combining them is inevitably arbitrary: the current computation uses the minimum distance. Thus, for example, if a method matched one argument directly, one as first generation superclass and another as a second generation superclass, the distances are 0, 1 and 2. The current selection computation would use distance 0 for this method. In particular, this selection criterion tends to use a method that matches exactly one or more of the arguments' class.</text:span></text:p>
      <text:p text:style-name="P17">As with ordinary method selection, there may be multiple methods with the same distance. A warning message is issued and one of the methods is chosen (the first encountered, which in this case is rather arbitrary).</text:p>
      <text:p text:style-name="P12"><text:span text:style-name="T4">Notice that, while the computation examines all arguments, the essential cost of dispatch goes up with the number of </text:span><text:span text:style-name="Emphasis"><text:span text:style-name="T4">distinct</text:span></text:span><text:span text:style-name="T4">classes among the arguments, likely to be much smaller than the number of arguments when the latter is large.</text:span></text:p>
      <text:h text:style-name="P6" text:outline-level="3">Implementation Details</text:h>
      <text:p text:style-name="P12"><text:span text:style-name="T4">Methods dispatching on “...” were introduced in version 2.8.0 of </text:span><text:span text:style-name="T46">R</text:span><text:span text:style-name="T4">. The initial implementation of the corresponding selection and dispatch is in an R function, for flexibility while the new mechanism is being studied. In this implementation, a local version of </text:span><text:span text:style-name="Source_20_Text"><text:span text:style-name="T4">standardGeneric</text:span></text:span><text:span text:style-name="T4"> is inserted in the generic function's environment. The local version selects a method according to the criteria above and calls that method, from the environment of the generic function. This is slightly different from the action taken by the C implementation when “...” is not involved. Aside from the extra computing time required, the method is evaluated in a true function call, as opposed to the special context constructed by the C version (which cannot be exactly replicated in R code.) However, situations in which different computational results would be obtained have not been encountered so far, and seem very unlikely.</text:span></text:p>
      <text:p text:style-name="P12"><text:soft-page-break/><text:span text:style-name="T4">Methods dispatching on arguments other than “...” are </text:span><text:span text:style-name="Emphasis"><text:span text:style-name="T4">cached</text:span></text:span><text:span text:style-name="T4"> by storing the inherited method in the table of all methods, where it will be found on the next selection with the same combination of classes in the actual arguments (but not used for inheritance searches). Methods based on “...” are also cached, but not found quite as immediately. As noted, the selected method depends only on the set of classes that occur in the “...” arguments. Each of these classes can appear one or more times, so many combinations of actual argument classes will give rise to the same effective signature. The selection computation first computes and sorts the distinct classes encountered. This gives a label that will be cached in the table of all methods, avoiding any further search for inherited classes after the first occurrence. A call to </text:span><text:a xlink:type="simple" xlink:href="http://127.0.0.1:18309/help/library/methods/help/showMethods" text:style-name="Internet_20_link" text:visited-style-name="Visited_20_Internet_20_Link"><text:span text:style-name="Source_20_Text"><text:span text:style-name="T48">showMethods</text:span></text:span></text:a><text:span text:style-name="T4"> will expose such inherited methods.</text:span></text:p>
      <text:p text:style-name="P17">The intention is that the “...” features will be added to the standard C code when enough experience with them has been obtained. It is possible that at the same time, combinations of “...” with other arguments in signatures may be supported.</text:p>
      <text:h text:style-name="P6" text:outline-level="3">References</text:h>
      <text:p text:style-name="P12"><text:span text:style-name="T4">Chambers, John M. (2008) </text:span><text:span text:style-name="Emphasis"><text:span text:style-name="T4">Software for Data Analysis: Programming with R</text:span></text:span><text:span text:style-name="T4"> Springer. (For the R version.)</text:span></text:p>
      <text:p text:style-name="P12"><text:span text:style-name="T4">Chambers, John M. (1998) </text:span><text:span text:style-name="Emphasis"><text:span text:style-name="T4">Programming with Data</text:span></text:span><text:span text:style-name="T4"> Springer (For the original S4 version.)</text:span></text:p>
      <text:h text:style-name="P6" text:outline-level="3">See Also</text:h>
      <text:p text:style-name="P12"><text:span text:style-name="T4">For the general discussion of methods, see </text:span><text:a xlink:type="simple" xlink:href="http://127.0.0.1:18309/help/library/methods/help/Methods_Details" text:style-name="Internet_20_link" text:visited-style-name="Visited_20_Internet_20_Link"><text:span text:style-name="T48">Methods_Details</text:span></text:a><text:span text:style-name="T4"> and links from there.</text:span></text:p>
      <text:h text:style-name="P6" text:outline-level="3">Examples</text:h>
      <text:p text:style-name="P10">cc &lt;- function(...)c(...)</text:p>
      <text:p text:style-name="P36"/>
      <text:p text:style-name="P33">setGeneric("cc")</text:p>
      <text:p text:style-name="P36"/>
      <text:p text:style-name="P33">setMethod("cc", "character", function(...)paste(...))</text:p>
      <text:p text:style-name="P36"/>
      <text:p text:style-name="P33">setClassUnion("Number", c("numeric", "complex"))</text:p>
      <text:p text:style-name="P36"/>
      <text:p text:style-name="P33">setMethod("cc", "Number", function(...) sum(...))</text:p>
      <text:p text:style-name="P36"/>
      <text:p text:style-name="P33">setClass("cdate", contains = "character", slots = c(date = "Date"))</text:p>
      <text:p text:style-name="P36"/>
      <text:p text:style-name="P33">setClass("vdate", contains = "vector", slots = c(date = "Date"))</text:p>
      <text:p text:style-name="P36"/>
      <text:p text:style-name="P33">cd1 &lt;- new("cdate", "abcdef", date = Sys.Date())</text:p>
      <text:p text:style-name="P36"/>
      <text:p text:style-name="P33">cd2 &lt;- new("vdate", "abcdef", date = Sys.Date())</text:p>
      <text:p text:style-name="P36"/>
      <text:p text:style-name="P33">stopifnot(identical(cc(letters, character(), cd1),</text:p>
      <text:p text:style-name="P35"><text:s text:c="11"/><text:span text:style-name="T67">paste(letters, character(), cd1))) # the "character" method</text:span></text:p>
      <text:p text:style-name="P36"/>
      <text:p text:style-name="P33">stopifnot(identical(cc(letters, character(), cd2),</text:p>
      <text:p text:style-name="P35"><text:s text:c="20"/><text:span text:style-name="T67">c(letters, character(), cd2)))</text:span></text:p>
      <text:p text:style-name="P33"># the default, because "vdate" doesn't extend "character"</text:p>
      <text:p text:style-name="P36"/>
      <text:p text:style-name="P33">stopifnot(identical(cc(1:10, 1+1i), sum(1:10, 1+1i))) # the "Number" method</text:p>
      <text:p text:style-name="P36"><text:soft-page-break/></text:p>
      <text:p text:style-name="P33">stopifnot(identical(cc(1:10, 1+1i, TRUE), c(1:10, 1+1i, TRUE))) # the default</text:p>
      <text:p text:style-name="P36"/>
      <text:p text:style-name="P33">stopifnot(identical(cc(), c())) # no arguments implies the default method</text:p>
      <text:p text:style-name="P36"/>
      <text:p text:style-name="P33">setGeneric("numMax", function(...)standardGeneric("numMax"))</text:p>
      <text:p text:style-name="P36"/>
      <text:p text:style-name="P33">setMethod("numMax", "numeric", function(...)max(...))</text:p>
      <text:p text:style-name="P33"># won't work for complex data</text:p>
      <text:p text:style-name="P33">setMethod("numMax", "Number", function(...) paste(...))</text:p>
      <text:p text:style-name="P33"># should not be selected w/o complex args</text:p>
      <text:p text:style-name="P36"/>
      <text:p text:style-name="P33">stopifnot(identical(numMax(1:10, pi, 1+1i), paste(1:10, pi, 1+1i)))</text:p>
      <text:p text:style-name="P33">stopifnot(identical(numMax(1:10, pi, 1), max(1:10, pi, 1)))</text:p>
      <text:p text:style-name="P36"/>
      <text:p text:style-name="P33">try(numMax(1:10, pi, TRUE)) # should be an error: <text:s/>no default method</text:p>
      <text:p text:style-name="P36"/>
      <text:p text:style-name="P33">## A generic version of paste(), dispatching on the "..." argument:</text:p>
      <text:p text:style-name="P33">setGeneric("paste", signature = "...")</text:p>
      <text:p text:style-name="P36"/>
      <text:p text:style-name="P33">setMethod("paste", "Number", function(..., sep, collapse) c(...))</text:p>
      <text:p text:style-name="P36"/>
      <text:p text:style-name="P39">stopifnot(identical(paste(1:10, pi, 1), c(1:10, pi, 1)))</text:p>
      <text:p text:style-name="P53"/>
      <text:p text:style-name="P54"/>
      <table:table table:name="Table4" table:style-name="Table4">
        <table:table-column table:style-name="Table4.A"/>
        <table:table-column table:style-name="Table4.B"/>
        <table:table-row>
          <table:table-cell table:style-name="Table4.A1" office:value-type="string">
            <text:p text:style-name="P42">Methods_Details {methods}</text:p>
          </table:table-cell>
          <table:table-cell table:style-name="Table4.A1" office:value-type="string">
            <text:p text:style-name="P43">R Documentation</text:p>
          </table:table-cell>
        </table:table-row>
      </table:table>
      <text:h text:style-name="P2" text:outline-level="2">General Information on Methods</text:h>
      <text:h text:style-name="P6" text:outline-level="3">Description</text:h>
      <text:p text:style-name="P17">This documentation covers some general topics on how methods work and how the <text:span text:style-name="T64">methods</text:span> package interacts with the rest of <text:span text:style-name="T62">R</text:span>. The information is usually not needed to get started with methods and classes, but may be helpful for moderately ambitious projects, or when something doesn't work as expected.</text:p>
      <text:p text:style-name="P18">Esta documentación cubre algunos temas generales sobre cómo funcionan los métodos y cómo el paquete métodos interactúa con el resto de de R. La información no es necesaria usualmente para empezar a trabajar con los métodos y las clases, pero podría ser útil para proyectos moderadamente ambiciosos o para cuando algo no funciona como se espera.</text:p>
      <text:p text:style-name="P12"><text:span text:style-name="T4">For additional information see documentation for the important steps: (</text:span><text:a xlink:type="simple" xlink:href="http://127.0.0.1:24188/help/library/methods/help/setMethod" text:style-name="Internet_20_link" text:visited-style-name="Visited_20_Internet_20_Link"><text:span text:style-name="Source_20_Text"><text:span text:style-name="T48">setMethod</text:span></text:span></text:a><text:span text:style-name="Source_20_Text"><text:span text:style-name="T4">()</text:span></text:span><text:span text:style-name="T4">, </text:span><text:a xlink:type="simple" xlink:href="http://127.0.0.1:24188/help/library/methods/help/setClass" text:style-name="Internet_20_link" text:visited-style-name="Visited_20_Internet_20_Link"><text:span text:style-name="Source_20_Text"><text:span text:style-name="T48">setClass</text:span></text:span></text:a><text:span text:style-name="Source_20_Text"><text:span text:style-name="T4">()</text:span></text:span><text:span text:style-name="T4"> and </text:span><text:a xlink:type="simple" xlink:href="http://127.0.0.1:24188/help/library/methods/help/setGeneric" text:style-name="Internet_20_link" text:visited-style-name="Visited_20_Internet_20_Link"><text:span text:style-name="Source_20_Text"><text:span text:style-name="T48">setGeneric</text:span></text:span></text:a><text:span text:style-name="Source_20_Text"><text:span text:style-name="T4">()</text:span></text:span><text:span text:style-name="T4">). Also </text:span><text:a xlink:type="simple" xlink:href="http://127.0.0.1:24188/help/library/methods/help/Methods_for_Nongenerics" text:style-name="Internet_20_link" text:visited-style-name="Visited_20_Internet_20_Link"><text:span text:style-name="Source_20_Text"><text:span text:style-name="T48">Methods_for_Nongenerics</text:span></text:span></text:a><text:span text:style-name="T4"> on defining formal methods for functions that are not currently generic functions;</text:span><text:a xlink:type="simple" xlink:href="http://127.0.0.1:24188/help/library/methods/help/Methods_for_S3" text:style-name="Internet_20_link" text:visited-style-name="Visited_20_Internet_20_Link"><text:span text:style-name="T48">Methods_for_S3</text:span></text:a><text:span text:style-name="T4"> for the relation to S3 classes and methods; </text:span><text:a xlink:type="simple" xlink:href="http://127.0.0.1:24188/help/library/methods/help/Classes_Details" text:style-name="Internet_20_link" text:visited-style-name="Visited_20_Internet_20_Link"><text:span text:style-name="Source_20_Text"><text:span text:style-name="T48">Classes_Details</text:span></text:span></text:a><text:span text:style-name="T4"> for class definitions and Chapters 9 and 10 of the reference.</text:span></text:p>
      <text:p text:style-name="Text_20_body"><text:span text:style-name="T14">Para información adicional, véase la documetación para los pasos importantes: </text:span><text:a xlink:type="simple" xlink:href="http://127.0.0.1:24188/help/library/methods/help/setMethod" text:style-name="Internet_20_link" text:visited-style-name="Visited_20_Internet_20_Link"><text:span text:style-name="Source_20_Text"><text:span text:style-name="T50">setMethod</text:span></text:span></text:a><text:span text:style-name="Source_20_Text"><text:span text:style-name="T14">()</text:span></text:span><text:span text:style-name="T14">, </text:span><text:a xlink:type="simple" xlink:href="http://127.0.0.1:24188/help/library/methods/help/setClass" text:style-name="Internet_20_link" text:visited-style-name="Visited_20_Internet_20_Link"><text:span text:style-name="Source_20_Text"><text:span text:style-name="T50">setClass</text:span></text:span></text:a><text:span text:style-name="Source_20_Text"><text:span text:style-name="T14">()</text:span></text:span><text:span text:style-name="T14"> and </text:span><text:a xlink:type="simple" xlink:href="http://127.0.0.1:24188/help/library/methods/help/setGeneric" text:style-name="Internet_20_link" text:visited-style-name="Visited_20_Internet_20_Link"><text:span text:style-name="Source_20_Text"><text:span text:style-name="T50">setGeneric</text:span></text:span></text:a><text:span text:style-name="Source_20_Text"><text:span text:style-name="T14">(). También, <text:s/></text:span></text:span><text:a xlink:type="simple" xlink:href="http://127.0.0.1:24188/help/library/methods/help/Methods_for_Nongenerics" text:style-name="Internet_20_link" text:visited-style-name="Visited_20_Internet_20_Link"><text:span text:style-name="Source_20_Text"><text:span text:style-name="T65">Methods_for_Nongenerics</text:span></text:span></text:a><text:span text:style-name="Source_20_Text"><text:span text:style-name="T50"> sobre la definición de métodos formales para funciones que no están definidas como genéricas actualmente. Métodos para S3 para la relación de los métodos y las clases de S3. Véase detalles de clases para las definiciones de clase y los capítulos 9 y 10 de la referencia.</text:span></text:span></text:p>
      <text:h text:style-name="P6" text:outline-level="3">How Methods Work <text:span text:style-name="T68">Cómo funcionan los métodos</text:span></text:h>
      <text:p text:style-name="P17">A call to a generic function selects a method matching the actual arguments in the call. The body of the method is evaluated in the frame of the call to the generic function. A generic function is identified by its name and by the package to which it correspond. Unlike ordinary functions, the generic has a slot that specifies its package.</text:p>
      <text:p text:style-name="P18">Una llamada a una función genérica selecciona un método cotejando los argumentos usados en la invocación. El cuerpo del método es evaluado en el marco <text:span text:style-name="T66">de la invocación a la función genérica. Una función genérica es identificada por su nombre y por el paquete al cual pertenece. A diferencia de las funciones ordinarias, las funciones genéricas llevan una huella que especifica su paquete.</text:span></text:p>
      <text:p text:style-name="P17">In an <text:span text:style-name="T62">R</text:span> session, there is one version of each such generic, regardless of where the call to that generic originated, and the generic function has a table of all the methods currently available for it; that is, all the methods in packages currently loaded into the session.</text:p>
      <text:p text:style-name="P19">En una sesión de R, habrá una sola versión de cada función genérica, sin importar desde donde se originó la invocación a esa función genérica. Del mismo modo, la función genérica tiene una tabla de todos los métodos disponibles actualmente para ella; esto es, todos los métodos en paquetes actualmente cargados en la sesión.</text:p>
      <text:p text:style-name="P12"><text:soft-page-break/><text:span text:style-name="T4">Methods are frequently defined for functions that are non-generic in their original package,. for example, for function </text:span><text:span text:style-name="Source_20_Text"><text:span text:style-name="T4">plot()</text:span></text:span><text:span text:style-name="T4">in package </text:span><text:span text:style-name="T11">graphics</text:span><text:span text:style-name="T4">. An identical version of the corresponding generic function may exist in several packages. All methods will be dispatched consistently from the </text:span><text:span text:style-name="T46">R</text:span><text:span text:style-name="T4"> session.</text:span></text:p>
      <text:p text:style-name="P19">Los métodos son definidos frecuentemente para funciones que son no-genéricas en su paquete original, por ejemplo, para la función plot() en el paquete graphics. Una versión idéntica de <text:s/>la función genérica correspondiente podría existir en varios paquetes. Todos los métodos serán distribuidos consistentemente desde la sesión de R.</text:p>
      <text:p text:style-name="P12"><text:span text:style-name="T4">Each </text:span><text:span text:style-name="T46">R</text:span><text:span text:style-name="T4"> package with a call to </text:span><text:a xlink:type="simple" xlink:href="http://127.0.0.1:24188/help/library/methods/help/setMethod" text:style-name="Internet_20_link" text:visited-style-name="Visited_20_Internet_20_Link"><text:span text:style-name="Source_20_Text"><text:span text:style-name="T48">setMethod</text:span></text:span></text:a><text:span text:style-name="T4"> in its source code will include a methods metadata object for that generic. When the package is loaded into an </text:span><text:span text:style-name="T46">R</text:span><text:span text:style-name="T4"> session, the methods for each generic function are </text:span><text:span text:style-name="Emphasis"><text:span text:style-name="T4">cached</text:span></text:span><text:span text:style-name="T4">, that is, added to the environment of the generic function. This merged table of methods is used to dispatch or select methods from the generic, using class inheritance and possibly group generic functions (see </text:span><text:a xlink:type="simple" xlink:href="http://127.0.0.1:24188/help/library/methods/help/GroupGenericFunctions" text:style-name="Internet_20_link" text:visited-style-name="Visited_20_Internet_20_Link"><text:span text:style-name="Source_20_Text"><text:span text:style-name="T48">GroupGenericFunctions</text:span></text:span></text:a><text:span text:style-name="T4">) to find an applicable method. See the “Method Selection and Dispatch” section below. The caching computations ensure that only one version of each generic function is visible globally; although different attached packages may contain a copy of the generic function, these behave identically with respect to method selection.</text:span></text:p>
      <text:p text:style-name="P19">Cada paquete de R con una llamada a setMethod en su código fuente incluirá un objeto de metadatos con métodos para esa función genérica. Cuando un paquete es cargado dentro la sesión de R, los métodos para cada función genérica son almacenados temporalmente, es decir, agregados al ambiente de la función genérica. Esta tabla combinada de métodos es usada para distribuir o seleccionar métodos desde la función genérica, usando la herencia de clase y posiblemente agrupando funciones genericas para encontrar un método aplicable. Vésase “Selección y distribución del método” más adelante. Las cómputos almacenados aseguran que solo una versón de cada función genérica sea visible globalmente; aunque diferentes paquetes importados puedan contener una copia de la función genérica, estas se comportan de manera idéntica con respecto al método de selección.</text:p>
      <text:p text:style-name="P12"><text:span text:style-name="T4">In contrast, it is possible for the same function name to refer to more than one generic function, when these have different </text:span><text:span text:style-name="Source_20_Text"><text:span text:style-name="T4">package</text:span></text:span><text:span text:style-name="T4"> slots. In the latter case, </text:span><text:span text:style-name="T46">R</text:span><text:span text:style-name="T4"> considers the functions unrelated: A generic function is defined by the combination of name and package. See the “Generic Functions” section below.</text:span></text:p>
      <text:p text:style-name="P15"><text:span text:style-name="T6">En contraste, es posible referir con un mismo nombre a más de una función genérica, cuando éstas t</text:span><text:span text:style-name="T7">engan paquetes con diferentes compartimentos. En este último caso, R considera que las funciones no están relacionadas. Una función genérica se define por la combinación de su nombre y el del paquete. Véase la sección de </text:span><text:span text:style-name="T13">Funciones genéricas</text:span><text:span text:style-name="T7"> más adelante.</text:span></text:p>
      <text:p text:style-name="P12"><text:span text:style-name="T4">The methods for a generic are stored according to the corresponding </text:span><text:span text:style-name="Source_20_Text"><text:span text:style-name="T4">signature</text:span></text:span><text:span text:style-name="T4"> in the call to </text:span><text:a xlink:type="simple" xlink:href="http://127.0.0.1:24188/help/library/methods/help/setMethod" text:style-name="Internet_20_link" text:visited-style-name="Visited_20_Internet_20_Link"><text:span text:style-name="Source_20_Text"><text:span text:style-name="T48">setMethod</text:span></text:span></text:a><text:span text:style-name="T4"> that defined the method. The signature associates one class name with each of a subset of the formal arguments to the generic function. Which formal arguments are available, and the order in which they appear, are determined by the </text:span><text:span text:style-name="Source_20_Text"><text:span text:style-name="T4">"signature"</text:span></text:span><text:span text:style-name="T4"> slot of the generic function itself. By default, the signature of the generic consists of all the formal arguments except ..., in the order they appear in the function definition.</text:span></text:p>
      <text:p text:style-name="P20">Los métodos para una función genérica son almacenados de acuerdo a la firma correspondiente en la invocación a setMethod que definió el método. La firma asocia u<text:span text:style-name="T69">n nombre de clase con cada subconjunto de los argumentos formales para la función genérica. Qué argumentos estarán disponibles y el orden en el que aparecerán es determinado por el compartimento </text:span><text:span text:style-name="T70">de firma </text:span><text:soft-page-break/><text:span text:style-name="T70">(“signature”) </text:span><text:span text:style-name="T69">de la </text:span><text:span text:style-name="T70">función genérica misma. Por omisión, la firma de una función genérica consiste en todos sus argumentos formales excepto …, en el orden en que aparecen en la definición de la función.</text:span></text:p>
      <text:p text:style-name="P12"><text:span text:style-name="T4">Trailing arguments in the signature of the generic will be </text:span><text:span text:style-name="Emphasis"><text:span text:style-name="T4">inactive</text:span></text:span><text:span text:style-name="T4"> if no method has yet been specified that included those arguments in its signature. Inactive arguments are not needed or used in labeling the cached methods. (The distinction does not change which methods are dispatched, but ignoring inactive arguments improves the efficiency of dispatch.)</text:span></text:p>
      <text:p text:style-name="P22">Los argumentos sobrantes en la firma de la función genérica estarán inactivos si ningún método ha sido especificado todavía que incluya esos argumentos en su firma. Los argumentos inactivos no son necesarios o utilizados al etiquetar los métodos almacenados. La distinción no cambia cuáles métodos son distribuidos, pero ignorar los argumentos inactivos mejora la eficiencia de la distribución.</text:p>
      <text:p text:style-name="P12"><text:span text:style-name="T4">All arguments in the signature of the generic function will be evaluated when the function is called, rather than using lazy evaluation. Therefore, it's important to </text:span><text:span text:style-name="Emphasis"><text:span text:style-name="T4">exclude</text:span></text:span><text:span text:style-name="T4"> from the signature any arguments that need to be dealt with symbolically (such as the </text:span><text:span text:style-name="Source_20_Text"><text:span text:style-name="T4">expr</text:span></text:span><text:span text:style-name="T4"> argument to function </text:span><text:a xlink:type="simple" xlink:href="http://127.0.0.1:24188/help/library/methods/help/with" text:style-name="Internet_20_link" text:visited-style-name="Visited_20_Internet_20_Link"><text:span text:style-name="Source_20_Text"><text:span text:style-name="T48">with</text:span></text:span></text:a><text:span text:style-name="T4">). Note that only actual arguments are evaluated, not default expressions. A missing argument enters into the method selection as class </text:span><text:span text:style-name="Source_20_Text"><text:span text:style-name="T4">"missing"</text:span></text:span><text:span text:style-name="T4">.</text:span></text:p>
      <text:p text:style-name="P21">Todos los argumentos en la firma de la función genérica serán evaluados cuando la función sea invocada, en vez de utilizar la evaluación no estricta. Por lo tanto, es importante excluir de la firma cualesquiera argumentos que deban ser tratados con simbolicamente, tal como el argumento expr en la función with. Advierta que solo los argumentos actuales son evaluados, no sus expresiones por omisión. Un argumento faltante entra dentro la selección del método como una clase “missing”.</text:p>
      <text:p text:style-name="P17">The cached methods are stored in an environment object. The names used for assignment are a concatenation of the class names for the active arguments in the method signature.</text:p>
      <text:p text:style-name="P21">Los metodos almacenados son guardados en un objeto de entorno. Los nombres usados para asignación son una concatenación de los nombres de la clase para los argumentos activos en la firma del método.</text:p>
      <text:h text:style-name="P6" text:outline-level="3">Method Selection: Details <text:s/><text:span text:style-name="T71">Selección del método: detalles</text:span></text:h>
      <text:p text:style-name="P17"/>
      <text:p text:style-name="P31"><text:span text:style-name="T4">When a call to a generic function is evaluated, a method is selected corresponding to the classes of the actual arguments in the signature. First, the cached methods table is searched for an exact match; that is, a method stored under the signature defined by the string value of </text:span><text:span text:style-name="Source_20_Text"><text:span text:style-name="T4">class(x)</text:span></text:span><text:span text:style-name="T4"> for each non-missing argument, and </text:span><text:span text:style-name="Source_20_Text"><text:span text:style-name="T4">"missing"</text:span></text:span><text:span text:style-name="T4"> for each missing argument. If no method is found directly for the actual arguments in a call to a generic function, an attempt is made to match the available methods to the arguments by using the superclass information about the actual classes. A method found by this search is cached in the generic function so that future calls with the same argument classes will not require repeating the search. In any likely application, the search for inherited methods will be a negligible overhead.</text:span></text:p>
      <text:p text:style-name="P28"><text:span text:style-name="T4">Cuando una llamada a una función genérica es evaluada, un método es seleccionado correspondiente a las clases de los argumentos reales en la firma. Primero, en la tabla de métodos almacendos se busca una coincidencia exacta; es decir, un método guardado bajo la firma definida por el valor de cadena de texto de clase class(x) para cada argumento no faltante, y “missing” para cada argumento faltante. Si ningún método es encontrado directamente para los argumentos reales en la llamada a la función genércia, un intento es realizado para hacer </text:span><text:span text:style-name="T8">c</text:span><text:span text:style-name="T4">oincidir los métodos disponibles </text:span><text:span text:style-name="T8">con los argumentos usando la información acerca de las clases reales disponible de la superclase. Un método encontrado por esta búsqueda es almacenado en la función genérica de forma que las futuras </text:span><text:span text:style-name="T9">invocaciones con las mismas clases de argumentos no requerirán repetir la búsqueda. En </text:span><text:span text:style-name="T10">cualquier aplicación probable, la búsqueda para métodos heredados tendrá un sobrecosto desdeñable.</text:span></text:p>
      <text:p text:style-name="P12"><text:span text:style-name="T4">Each class definition may include a list of one or more direct </text:span><text:span text:style-name="Emphasis"><text:span text:style-name="T4">superclasses</text:span></text:span><text:span text:style-name="T4"> of the new class. The simplest and most common specification is by the </text:span><text:span text:style-name="Source_20_Text"><text:span text:style-name="T4">contains=</text:span></text:span><text:span text:style-name="T4"> argument in the call to </text:span><text:a xlink:type="simple" xlink:href="http://127.0.0.1:24188/help/library/methods/help/setClass" text:style-name="Internet_20_link" text:visited-style-name="Visited_20_Internet_20_Link"><text:span text:style-name="Source_20_Text"><text:span text:style-name="T48">setClass</text:span></text:span></text:a><text:span text:style-name="T4">. Each class named in this argument is a superclass of the new class. A class will also have as a direct superclass any class union to which it is a member. Class unions are created by a call to </text:span><text:a xlink:type="simple" xlink:href="http://127.0.0.1:24188/help/library/methods/help/setClassUnion" text:style-name="Internet_20_link" text:visited-style-name="Visited_20_Internet_20_Link"><text:span text:style-name="Source_20_Text"><text:span text:style-name="T48">setClassUnion</text:span></text:span></text:a><text:span text:style-name="T4">. Additional members can be added to the union by a simple call to </text:span><text:a xlink:type="simple" xlink:href="http://127.0.0.1:24188/help/library/methods/help/setIs" text:style-name="Internet_20_link" text:visited-style-name="Visited_20_Internet_20_Link"><text:span text:style-name="Source_20_Text"><text:span text:style-name="T48">setIs</text:span></text:span></text:a><text:span text:style-name="T4">. Superclasses specified by either mechanism are the </text:span><text:span text:style-name="Emphasis"><text:span text:style-name="T4">direct</text:span></text:span><text:span text:style-name="T4"> superclasses.</text:span></text:p>
      <text:p text:style-name="P29"><text:span text:style-name="T4">Cada definición de clase podrá incluir una lista de una o más superclases directas de la nueva clase. La especificación más simple y más común se realiza por medio del argumento contains= en la llamada a setClass. Cada clase nombrada en este argumento es una superclase de la nueva clase. Una clase también tendrá como una superclase directa cualquer unión de clase de la cual sea miembro. Las uniones de clase están creadas por una llamada a setClassUnion. Los miembros adicionales pueden ser agregados a la unión por una simple llamada a setls. Las superclass especificadas por cualquier mecanismo son las superclases </text:span><text:span text:style-name="T12">directas</text:span><text:span text:style-name="T4">. </text:span></text:p>
      <text:p text:style-name="P12"><text:span text:style-name="T4">Inheritance specified in either of these forms is </text:span><text:span text:style-name="Emphasis"><text:span text:style-name="T4">simple</text:span></text:span><text:span text:style-name="T4"> in the sense that all the information needed for the superclass is asserted to be directly available from the object. </text:span><text:span text:style-name="T46">R</text:span><text:span text:style-name="T4"> inherited from S a more general form of inheritance in which inheritance may require some transformation or be conditional on a test. This more general form has not proved to be useful in general practical situations. Since it also adds some computational costs non-simple inheritance is not recommended. See </text:span><text:a xlink:type="simple" xlink:href="http://127.0.0.1:24188/help/library/methods/help/setIs" text:style-name="Internet_20_link" text:visited-style-name="Visited_20_Internet_20_Link"><text:span text:style-name="Source_20_Text"><text:span text:style-name="T48">setIs</text:span></text:span></text:a><text:span text:style-name="T4"> for the general version.</text:span></text:p>
      <text:p text:style-name="P58"><text:span text:style-name="T4">La herencia especificada en cualquiera de estas formas es simple en el sentido de que toda la información necesitada para la superclase es asegurada para estar directamenta disponible desde el objeto. R hererdó de S una forma más general de herencia en la cual la herencia podría requerir algunas transformación o ser condicionada en una probea. Esta forma más general no ha probado </text:span><text:soft-page-break/><text:span text:style-name="T4">ser útil en situaciones prácticas generales. Debido a que también agrega algunos costos computacionales la herencia no-simple no es recomendada. Véase setls para la versión general.</text:span></text:p>
      <text:p text:style-name="P12"><text:span text:style-name="T4">The direct superclasses themselves may have direct superclasses and similarly through further generations. Putting all this information together produces the full list of superclasses for this class. The superclass list is included in the definition of the class that is cached during the </text:span><text:span text:style-name="T46">R</text:span><text:span text:style-name="T4"> session. The </text:span><text:span text:style-name="Emphasis"><text:span text:style-name="T4">distance</text:span></text:span><text:span text:style-name="T4"> between the two classes is defined to be the number of generations: </text:span><text:span text:style-name="Source_20_Text"><text:span text:style-name="T4">1</text:span></text:span><text:span text:style-name="T4">for direct superclasses (regardless of which mechanism defined them), then </text:span><text:span text:style-name="Source_20_Text"><text:span text:style-name="T4">2</text:span></text:span><text:span text:style-name="T4"> for the direct superclasses of those classes, and so on. To see all the superclasses, with their distance, print the class definition by calling </text:span><text:a xlink:type="simple" xlink:href="http://127.0.0.1:24188/help/library/methods/help/getClass" text:style-name="Internet_20_link" text:visited-style-name="Visited_20_Internet_20_Link"><text:span text:style-name="Source_20_Text"><text:span text:style-name="T48">getClass</text:span></text:span></text:a><text:span text:style-name="T4">. In addition, any class implicitly has class </text:span><text:span text:style-name="Source_20_Text"><text:span text:style-name="T4">"ANY"</text:span></text:span><text:span text:style-name="T4"> as a superclass. The distance to </text:span><text:span text:style-name="Source_20_Text"><text:span text:style-name="T4">"ANY"</text:span></text:span><text:span text:style-name="T4"> is treated as larger than the distance to any actual class. The special class </text:span><text:span text:style-name="Source_20_Text"><text:span text:style-name="T4">"missing"</text:span></text:span><text:span text:style-name="T4"> corresponding to missing arguments has only </text:span><text:span text:style-name="Source_20_Text"><text:span text:style-name="T4">"ANY"</text:span></text:span><text:span text:style-name="T4"> as a superclass, while </text:span><text:span text:style-name="Source_20_Text"><text:span text:style-name="T4">"ANY"</text:span></text:span><text:span text:style-name="T4"> has no superclasses.</text:span></text:p>
      <text:p text:style-name="P12"><text:span text:style-name="T4">When a method is to be selected by inheritance, a search is made in the table for all methods corresponding to a combination of either the direct class or one of its superclasses, for each argument in the active signature. For an example, suppose there is only one argument in the signature and that the class of the corresponding object was </text:span><text:span text:style-name="Source_20_Text"><text:span text:style-name="T4">"dgeMatrix"</text:span></text:span><text:span text:style-name="T4"> (from the recommended package </text:span><text:span text:style-name="Source_20_Text"><text:span text:style-name="T4">Matrix</text:span></text:span><text:span text:style-name="T4">). This class has (currently) three direct superclasses and through these additional superclasses at distances 2 through 4. A method that had been defined for any of these classes or for class </text:span><text:span text:style-name="Source_20_Text"><text:span text:style-name="T4">"ANY"</text:span></text:span><text:span text:style-name="T4"> (the default method) would be eligible. Methods for the shortest difference are preferred. If there is only one best method in this sense, method selection is unambiguous.</text:span></text:p>
      <text:p text:style-name="P12"><text:span text:style-name="T4">When there are multiple arguments in the signature, each argument will generate a similar list of inherited classes. The possible matches are now all the combinations of classes from each argument (think of the function </text:span><text:span text:style-name="Source_20_Text"><text:span text:style-name="T4">outer</text:span></text:span><text:span text:style-name="T4"> generating an array of all possible combinations). The search now finds all the methods matching any of this combination of classes. For each argument, the distance to the superclass defines which method(s) are preferred for that argument. A method is considered best for selection if it is among the best (i.e., has the least distance) for each argument.</text:span></text:p>
      <text:p text:style-name="P12"><text:span text:style-name="T4">The end result is that zero, one or more methods may be “best”. If one, this method is selected and cached in the table of methods. If there is more than one best match, the selection is ambiguous and a message is printed noting which method was selected (the first method lexicographically in the ordering) and what other methods could have been selected. Since the ambiguity is usually nothing the end user could control, this is not a warning. Package authors should examine their package for possible ambiguous inheritance by calling </text:span><text:a xlink:type="simple" xlink:href="http://127.0.0.1:24188/help/library/methods/help/testInheritedMethods" text:style-name="Internet_20_link" text:visited-style-name="Visited_20_Internet_20_Link"><text:span text:style-name="Source_20_Text"><text:span text:style-name="T48">testInheritedMethods</text:span></text:span></text:a><text:span text:style-name="T4">.</text:span></text:p>
      <text:p text:style-name="P12"><text:span text:style-name="T4">Cached inherited selections are not themselves used in future inheritance searches, since that could result in invalid selections. If you want inheritance computations to be done again (for example, because a newly loaded package has a more direct method than one that has already been used in this session), call </text:span><text:a xlink:type="simple" xlink:href="http://127.0.0.1:24188/help/library/methods/help/resetGeneric" text:style-name="Internet_20_link" text:visited-style-name="Visited_20_Internet_20_Link"><text:span text:style-name="Source_20_Text"><text:span text:style-name="T48">resetGeneric</text:span></text:span></text:a><text:span text:style-name="T4">. Because classes and methods involving them tend to come from the same package, the current implementation does not reset all generics every time a new package is loaded.</text:span></text:p>
      <text:p text:style-name="P12"><text:span text:style-name="T4">Besides being initiated through calls to the generic function, method selection can be done explicitly by calling the function</text:span><text:a xlink:type="simple" xlink:href="http://127.0.0.1:24188/help/library/methods/help/selectMethod" text:style-name="Internet_20_link" text:visited-style-name="Visited_20_Internet_20_Link"><text:span text:style-name="Source_20_Text"><text:span text:style-name="T48">selectMethod</text:span></text:span></text:a><text:span text:style-name="T4">. Note that some computations may use this function directly, with optional arguments. The prime example is the use of </text:span><text:a xlink:type="simple" xlink:href="http://127.0.0.1:24188/help/library/methods/help/coerce" text:style-name="Internet_20_link" text:visited-style-name="Visited_20_Internet_20_Link"><text:span text:style-name="Source_20_Text"><text:span text:style-name="T48">coerce</text:span></text:span></text:a><text:span text:style-name="Source_20_Text"><text:span text:style-name="T4">()</text:span></text:span><text:span text:style-name="T4"> methods by function </text:span><text:a xlink:type="simple" xlink:href="http://127.0.0.1:24188/help/library/methods/help/as" text:style-name="Internet_20_link" text:visited-style-name="Visited_20_Internet_20_Link"><text:span text:style-name="Source_20_Text"><text:span text:style-name="T48">as</text:span></text:span></text:a><text:span text:style-name="Source_20_Text"><text:span text:style-name="T4">()</text:span></text:span><text:span text:style-name="T4">. There has been some confusion from comparing coerce methods to a call to </text:span><text:a xlink:type="simple" xlink:href="http://127.0.0.1:24188/help/library/methods/help/selectMethod" text:style-name="Internet_20_link" text:visited-style-name="Visited_20_Internet_20_Link"><text:span text:style-name="Source_20_Text"><text:span text:style-name="T48">selectMethod</text:span></text:span></text:a><text:span text:style-name="T4"> with other options.</text:span></text:p>
      <text:h text:style-name="P6" text:outline-level="3"><text:soft-page-break/>Method Evaluation: Details</text:h>
      <text:p text:style-name="P12"><text:span text:style-name="T4">Once a method has been selected, the evaluator creates a new context in which a call to the method is evaluated. The context is initialized with the arguments from the call to the generic function. These arguments are not rematched. All the arguments in the signature of the generic will have been evaluated (including any that are currently inactive); arguments that are not in the signature will obey the usual lazy evaluation rules of the language. If an argument was missing in the call, its default expression if any will </text:span><text:span text:style-name="Emphasis"><text:span text:style-name="T4">not</text:span></text:span><text:span text:style-name="T4"> have been evaluated, since method dispatch always uses class </text:span><text:span text:style-name="Source_20_Text"><text:span text:style-name="T4">missing</text:span></text:span><text:span text:style-name="T4"> for such arguments.</text:span></text:p>
      <text:p text:style-name="P17">A call to a generic function therefore has two contexts: one for the function and a second for the method. The argument objects will be copied to the second context, but not any local objects created in a nonstandard generic function. The other important distinction is that the parent (“enclosing”) environment of the second context is the environment of the method as a function, so that all <text:span text:style-name="T62">R</text:span> programming techniques using such environments apply to method definitions as ordinary functions.</text:p>
      <text:p text:style-name="P17">For further discussion of method selection and dispatch, see the references in the sections indicated.</text:p>
      <text:h text:style-name="P6" text:outline-level="3">Generic Functions</text:h>
      <text:p text:style-name="P12"><text:span text:style-name="T4">In principle, a generic function could be any function that evaluates a call to </text:span><text:span text:style-name="Source_20_Text"><text:span text:style-name="T4">standardGeneric()</text:span></text:span><text:span text:style-name="T4">, the internal function that selects a method and evaluates a call to the selected method. In practice, generic functions are special objects that in addition to being from a subclass of class </text:span><text:span text:style-name="Source_20_Text"><text:span text:style-name="T4">"function"</text:span></text:span><text:span text:style-name="T4"> also extend the class </text:span><text:a xlink:type="simple" xlink:href="http://127.0.0.1:24188/help/library/methods/help/genericFunction-class" text:style-name="Internet_20_link" text:visited-style-name="Visited_20_Internet_20_Link"><text:span text:style-name="Source_20_Text"><text:span text:style-name="T48">genericFunction</text:span></text:span></text:a><text:span text:style-name="T4">. Such objects have slots to define information needed to deal with their methods. They also have specialized environments, containing the tables used in method selection.</text:span></text:p>
      <text:p text:style-name="P12"><text:span text:style-name="T4">The slots </text:span><text:span text:style-name="Source_20_Text"><text:span text:style-name="T4">"generic"</text:span></text:span><text:span text:style-name="T4"> and </text:span><text:span text:style-name="Source_20_Text"><text:span text:style-name="T4">"package"</text:span></text:span><text:span text:style-name="T4"> in the object are the character string names of the generic function itself and of the package from which the function is defined. As with classes, generic functions are uniquely defined in </text:span><text:span text:style-name="T46">R</text:span><text:span text:style-name="T4"> by the combination of the two names. There can be generic functions of the same name associated with different packages (although inevitably keeping such functions cleanly distinguished is not always easy). On the other hand, </text:span><text:span text:style-name="T46">R</text:span><text:span text:style-name="T4"> will enforce that only one definition of a generic function can be associated with a particular combination of function and package name, in the current session or other active version of </text:span><text:span text:style-name="T46">R</text:span><text:span text:style-name="T4">.</text:span></text:p>
      <text:p text:style-name="P17">Tables of methods for a particular generic function, in this sense, will often be spread over several other packages. The total set of methods for a given generic function may change during a session, as additional packages are loaded. Each table must be consistent in the signature assumed for the generic function.</text:p>
      <text:p text:style-name="P12"><text:span text:style-name="T46">R</text:span><text:span text:style-name="T4"> distinguishes </text:span><text:span text:style-name="Emphasis"><text:span text:style-name="T4">standard</text:span></text:span><text:span text:style-name="T4"> and </text:span><text:span text:style-name="Emphasis"><text:span text:style-name="T4">nonstandard</text:span></text:span><text:span text:style-name="T4"> generic functions, with the former having a function body that does nothing but dispatch a method. For the most part, the distinction is just one of simplicity: knowing that a generic function only dispatches a method call allows some efficiencies and also removes some uncertainties.</text:span></text:p>
      <text:p text:style-name="P12"><text:span text:style-name="T4">In most cases, the generic function is the visible function corresponding to that name, in the corresponding package. There are two exceptions, </text:span><text:span text:style-name="Emphasis"><text:span text:style-name="T4">implicit</text:span></text:span><text:span text:style-name="T4"> generic functions and the special computations required to deal with </text:span><text:span text:style-name="T46">R</text:span><text:span text:style-name="T4">'s </text:span><text:span text:style-name="Emphasis"><text:span text:style-name="T4">primitive</text:span></text:span><text:span text:style-name="T4"> functions. Packages can contain a table of implicit generic versions of functions in the package, if the package wishes to leave a function non-generic but to constrain what the function would be like if it were generic. Such implicit generic functions are </text:span><text:soft-page-break/><text:span text:style-name="T4">created during the installation of the package, essentially by defining the generic function and possibly methods for it, and then reverting the function to its non-generic form. (See </text:span><text:a xlink:type="simple" xlink:href="http://127.0.0.1:24188/help/library/methods/help/implicitGeneric" text:style-name="Internet_20_link" text:visited-style-name="Visited_20_Internet_20_Link"><text:span text:style-name="T48">implicitGeneric</text:span></text:a><text:span text:style-name="T4"> for how this is done.) The mechanism is mainly used for functions in the older packages in </text:span><text:span text:style-name="T46">R</text:span><text:span text:style-name="T4">, which may prefer to ignore S4 methods. Even in this case, the actual mechanism is only needed if something special has to be specified. All functions have a corresponding implicit generic version defined automatically (an implicit, implicit generic function one might say). This function is a standard generic with the same arguments as the non-generic function, with the non-generic version as the default (and only) method, and with the generic signature being all the formal arguments except ....</text:span></text:p>
      <text:p text:style-name="P12"><text:span text:style-name="T4">The implicit generic mechanism is needed only to override some aspect of the default definition. One reason to do so would be to remove some arguments from the signature. Arguments that may need to be interpreted literally, or for which the lazy evaluation mechanism of the language is needed, must </text:span><text:span text:style-name="Emphasis"><text:span text:style-name="T4">not</text:span></text:span><text:span text:style-name="T4"> be included in the signature of the generic function, since all arguments in the signature will be evaluated in order to select a method. For example, the argument </text:span><text:span text:style-name="Source_20_Text"><text:span text:style-name="T4">expr</text:span></text:span><text:span text:style-name="T4"> to the function</text:span><text:a xlink:type="simple" xlink:href="http://127.0.0.1:24188/help/library/methods/help/with" text:style-name="Internet_20_link" text:visited-style-name="Visited_20_Internet_20_Link"><text:span text:style-name="Source_20_Text"><text:span text:style-name="T48">with</text:span></text:span></text:a><text:span text:style-name="T4"> is treated literally and must therefore be excluded from the signature.</text:span></text:p>
      <text:p text:style-name="P17">One would also need to define an implicit generic if the existing non-generic function were not suitable as the default method. Perhaps the function only applies to some classes of objects, and the package designer prefers to have no general default method. In the other direction, the package designer might have some ideas about suitable methods for some classes, if the function were generic. With reasonably modern packages, the simple approach in all these cases is just to define the function as a generic. The implicit generic mechanism is mainly attractive for older packages that do not want to require the methods package to be available.</text:p>
      <text:p text:style-name="P12"><text:span text:style-name="T4">Generic functions will also be defined but not obviously visible for functions implemented as </text:span><text:span text:style-name="Emphasis"><text:span text:style-name="T4">primitive</text:span></text:span><text:span text:style-name="T4"> functions in the base package. Primitive functions look like ordinary functions when printed but are in fact not function objects but objects of two types interpreted by the </text:span><text:span text:style-name="T46">R</text:span><text:span text:style-name="T4"> evaluator to call underlying C code directly. Since their entire justification is efficiency, </text:span><text:span text:style-name="T46">R</text:span><text:span text:style-name="T4"> refuses to hide primitives behind a generic function object. Methods may be defined for most primitives, and corresponding metadata objects will be created to store them. Calls to the primitive still go directly to the C code, which will sometimes check for applicable methods. The definition of “sometimes” is that methods must have been detected for the function in some package loaded in the session and </text:span><text:span text:style-name="Source_20_Text"><text:span text:style-name="T4">isS4(x)</text:span></text:span><text:span text:style-name="T4"> is </text:span><text:span text:style-name="Source_20_Text"><text:span text:style-name="T4">TRUE</text:span></text:span><text:span text:style-name="T4"> for the first argument (or for the second argument, in the case of binary operators). You can test whether methods have been detected by calling </text:span><text:a xlink:type="simple" xlink:href="http://127.0.0.1:24188/help/library/methods/help/isGeneric" text:style-name="Internet_20_link" text:visited-style-name="Visited_20_Internet_20_Link"><text:span text:style-name="Source_20_Text"><text:span text:style-name="T48">isGeneric</text:span></text:span></text:a><text:span text:style-name="T4"> for the relevant function and you can examine the generic function by calling </text:span><text:a xlink:type="simple" xlink:href="http://127.0.0.1:24188/help/library/methods/help/getGeneric" text:style-name="Internet_20_link" text:visited-style-name="Visited_20_Internet_20_Link"><text:span text:style-name="Source_20_Text"><text:span text:style-name="T48">getGeneric</text:span></text:span></text:a><text:span text:style-name="T4">, whether or not methods have been detected. For more on generic functions, see the references and also section 2 of the </text:span><text:span text:style-name="Emphasis"><text:span text:style-name="T4">R Internals</text:span></text:span><text:span text:style-name="T4"> document supplied with </text:span><text:span text:style-name="T46">R</text:span><text:span text:style-name="T4">.</text:span></text:p>
      <text:h text:style-name="P6" text:outline-level="3">Method Definitions</text:h>
      <text:p text:style-name="P12"><text:span text:style-name="T4">All method definitions are stored as objects from the </text:span><text:a xlink:type="simple" xlink:href="http://127.0.0.1:24188/help/library/methods/help/MethodDefinition-class" text:style-name="Internet_20_link" text:visited-style-name="Visited_20_Internet_20_Link"><text:span text:style-name="Source_20_Text"><text:span text:style-name="T48">MethodDefinition</text:span></text:span></text:a><text:span text:style-name="T4"> class. Like the class of generic functions, this class extends ordinary </text:span><text:span text:style-name="T46">R</text:span><text:span text:style-name="T4"> functions with some additional slots: </text:span><text:span text:style-name="Source_20_Text"><text:span text:style-name="T4">"generic"</text:span></text:span><text:span text:style-name="T4">, containing the name and package of the generic function, and two signature slots, </text:span><text:span text:style-name="Source_20_Text"><text:span text:style-name="T4">"defined"</text:span></text:span><text:span text:style-name="T4"> and </text:span><text:span text:style-name="Source_20_Text"><text:span text:style-name="T4">"target"</text:span></text:span><text:span text:style-name="T4">, the first being the signature supplied when the method was defined by a call to </text:span><text:a xlink:type="simple" xlink:href="http://127.0.0.1:24188/help/library/methods/help/setMethod" text:style-name="Internet_20_link" text:visited-style-name="Visited_20_Internet_20_Link"><text:span text:style-name="Source_20_Text"><text:span text:style-name="T48">setMethod</text:span></text:span></text:a><text:span text:style-name="T4">. The </text:span><text:span text:style-name="Source_20_Text"><text:span text:style-name="T4">"target"</text:span></text:span><text:span text:style-name="T4"> slot starts off equal to the </text:span><text:span text:style-name="Source_20_Text"><text:span text:style-name="T4">"defined"</text:span></text:span><text:span text:style-name="T4"> slot. When an inherited method is cached after being selected, as described above, a copy is made with the appropriate </text:span><text:span text:style-name="Source_20_Text"><text:span text:style-name="T4">"target"</text:span></text:span><text:span text:style-name="T4"> signature. Output from </text:span><text:a xlink:type="simple" xlink:href="http://127.0.0.1:24188/help/library/methods/help/showMethods" text:style-name="Internet_20_link" text:visited-style-name="Visited_20_Internet_20_Link"><text:span text:style-name="Source_20_Text"><text:span text:style-name="T48">showMethods</text:span></text:span></text:a><text:span text:style-name="T4">, for example, includes both signatures.</text:span></text:p>
      <text:p text:style-name="P17"><text:soft-page-break/>Method definitions are required to have the same formal arguments as the generic function, since the method dispatch mechanism does not rematch arguments, for reasons of both efficiency and consistency.</text:p>
      <text:h text:style-name="P6" text:outline-level="3">References</text:h>
      <text:p text:style-name="P12"><text:span text:style-name="T4">Chambers, John M. (2016) </text:span><text:span text:style-name="Emphasis"><text:span text:style-name="T4">Extending R</text:span></text:span><text:span text:style-name="T4">, Chapman &amp; Hall. (Chapters 9 and 10.)</text:span></text:p>
      <text:p text:style-name="P12"><text:span text:style-name="T4">Chambers, John M. (2008) </text:span><text:span text:style-name="Emphasis"><text:span text:style-name="T4">Software for Data Analysis: Programming with R </text:span></text:span><text:span text:style-name="T4">Springer. (Section 10.5 for some details.)</text:span></text:p>
      <text:h text:style-name="P6" text:outline-level="3">See Also</text:h>
      <text:p text:style-name="P12"><text:span text:style-name="T4">For more specific information, see </text:span><text:a xlink:type="simple" xlink:href="http://127.0.0.1:24188/help/library/methods/help/setGeneric" text:style-name="Internet_20_link" text:visited-style-name="Visited_20_Internet_20_Link"><text:span text:style-name="Source_20_Text"><text:span text:style-name="T48">setGeneric</text:span></text:span></text:a><text:span text:style-name="T4">, </text:span><text:a xlink:type="simple" xlink:href="http://127.0.0.1:24188/help/library/methods/help/setMethod" text:style-name="Internet_20_link" text:visited-style-name="Visited_20_Internet_20_Link"><text:span text:style-name="Source_20_Text"><text:span text:style-name="T48">setMethod</text:span></text:span></text:a><text:span text:style-name="T4">, and </text:span><text:a xlink:type="simple" xlink:href="http://127.0.0.1:24188/help/library/methods/help/setClass" text:style-name="Internet_20_link" text:visited-style-name="Visited_20_Internet_20_Link"><text:span text:style-name="Source_20_Text"><text:span text:style-name="T48">setClass</text:span></text:span></text:a><text:span text:style-name="T4">.</text:span></text:p>
      <text:p text:style-name="P12"><text:span text:style-name="T4">For the use of ... in methods, see </text:span><text:a xlink:type="simple" xlink:href="http://127.0.0.1:24188/help/library/methods/help/dotsMethods" text:style-name="Internet_20_link" text:visited-style-name="Visited_20_Internet_20_Link"><text:span text:style-name="T48">dotsMethods</text:span></text:a><text:span text:style-name="T4">.</text:span></text:p>
      <text:p text:style-name="Text_20_body"><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ourier New" svg:font-family="'Courier New', Courier"/>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Mono1" svg:font-family="'Liberation Mono'" style:font-family-generic="modern" style:font-pitch="variable"/>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Liberation Sans" fo:font-family="'Liberation Sans'" style:font-style-name="Regular" style:font-family-generic="swiss" style:font-pitch="variable" fo:font-size="11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808080" style:font-name="Liberation Sans" fo:font-family="'Liberation Sans'" style:font-style-name="Regular" style:font-family-generic="swiss" style:font-pitch="variable" fo:font-size="13pt" fo:font-weight="normal"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ans1" fo:font-family="'Liberation Sans'" style:font-family-generic="swiss" style:font-pitch="variable" fo:font-size="14pt" fo:font-weight="normal"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808080"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beration Sans" fo:font-family="'Liberation Sans'" style:font-style-name="Regular" style:font-family-generic="swiss" style:font-pitch="variable" fo:font-size="11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Liberation Sans" fo:font-family="'Liberation Sans'" style:font-style-name="Regular" style:font-family-generic="swiss" style:font-pitch="variable"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small_20_text" style:display-name="Preformatted small text" style:family="paragraph" style:parent-style-name="Preformatted_20_Text">
      <style:text-properties fo:color="#808080" style:font-name="Liberation Mono2" fo:font-family="'Liberation Mono'" style:font-style-name="Regular" style:font-family-generic="modern" style:font-pitch="variable" fo:font-size="9pt" style:font-size-asian="11pt"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14T20:05:23.871471217</meta:creation-date>
    <dc:date>2020-06-06T06:04:33.477143231</dc:date>
    <meta:editing-duration>PT11H33M10S</meta:editing-duration>
    <meta:editing-cycles>77</meta:editing-cycles>
    <meta:generator>LibreOffice/6.4.3.2$MacOSX_X86_64 LibreOffice_project/747b5d0ebf89f41c860ec2a39efd7cb15b54f2d8</meta:generator>
    <meta:document-statistic meta:table-count="4" meta:image-count="0" meta:object-count="0" meta:page-count="14" meta:paragraph-count="158" meta:word-count="5830" meta:character-count="36757" meta:non-whitespace-character-count="31038"/>
  </office:meta>
</office:document-meta>
</file>